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9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4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8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1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1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7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9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5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33cm" fo:min-width="1.691cm" loext:decorative="false"/>
      <style:paragraph-properties style:writing-mode="lr-tb"/>
    </style:style>
    <style:style style:name="gr12" style:family="graphic" style:parent-style-name="standard">
      <style:graphic-properties draw:textarea-vertical-align="middle" loext:decorative="false"/>
    </style:style>
    <style:style style:name="gr13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5.866cm" fo:min-width="4.229cm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38cm" fo:min-width="0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38cm" fo:min-width="0cm" loext:decorative="false"/>
      <style:paragraph-properties style:writing-mode="lr-tb"/>
    </style:style>
    <style:style style:name="gr17" style:family="graphic">
      <style:graphic-properties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 loext:decorative="false"/>
      <style:paragraph-properties style:writing-mode="lr-tb"/>
    </style:style>
    <style:style style:name="gr20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4.798cm" fo:min-width="3.594cm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433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0cm" loext:decorative="false"/>
      <style:paragraph-properties style:writing-mode="lr-tb"/>
    </style:style>
    <style:style style:name="gr24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2.909cm" fo:min-width="3.896cm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33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7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1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99cm" loext:decorative="false"/>
      <style:paragraph-properties style:writing-mode="lr-tb"/>
    </style:style>
    <style:style style:name="gr30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4.636cm" fo:min-width="3.072cm" fo:padding-top="0.142cm" fo:padding-bottom="0.142cm" fo:padding-left="0.267cm" fo:padding-right="0.267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2.35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7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2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0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36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01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32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96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89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14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6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37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483cm" loext:decorative="false"/>
      <style:paragraph-properties style:writing-mode="lr-tb"/>
    </style:style>
    <style:style style:name="gr45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7.653cm" fo:min-width="4.546cm" fo:padding-top="0.142cm" fo:padding-bottom="0.142cm" fo:padding-left="0.267cm" fo:padding-right="0.267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1.907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85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3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14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72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04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91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54cm" loext:decorative="false"/>
      <style:paragraph-properties style:writing-mode="lr-tb"/>
    </style:style>
    <style:style style:name="gr55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6.383cm" fo:min-width="3.446cm" fo:padding-top="0.142cm" fo:padding-bottom="0.142cm" fo:padding-left="0.267cm" fo:padding-right="0.267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1.539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32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686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26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657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8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64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722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57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2.232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2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17cm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33cm" fo:min-width="3.921cm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33cm" fo:min-width="4.527cm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33cm" fo:min-width="3.293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33cm" fo:min-width="4.31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33cm" fo:min-width="3.769cm" loext:decorative="false"/>
      <style:paragraph-properties style:writing-mode="lr-tb"/>
    </style:style>
    <style:style style:name="gr75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5.431cm" fo:min-width="4.584cm" fo:padding-top="0.142cm" fo:padding-bottom="0.142cm" fo:padding-left="0.267cm" fo:padding-right="0.267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1.712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626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97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051cm" loext:decorative="false"/>
      <style:paragraph-properties style:writing-mode="lr-tb"/>
    </style:style>
    <style:style style:name="gr80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10.121cm" fo:min-width="5.455cm" fo:padding-top="0.142cm" fo:padding-bottom="0.142cm" fo:padding-left="0.267cm" fo:padding-right="0.267cm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3.597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567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544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79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36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14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501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8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362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49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88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964cm" loext:decorative="false"/>
      <style:paragraph-properties style:writing-mode="lr-tb"/>
    </style:style>
    <style:style style:name="gr93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4.796cm" fo:min-width="4.049cm" fo:padding-top="0.142cm" fo:padding-bottom="0.142cm" fo:padding-left="0.267cm" fo:padding-right="0.267cm" loext:decorative="false"/>
    </style:style>
    <style:style style:name="gr94" style:family="graphic" style:parent-style-name="objectwithoutfill">
      <style:graphic-properties svg:stroke-width="0.028cm" draw:marker-start-width="0.242cm" draw:marker-end="Arrowheads_20_4" draw:marker-end-width="0.342cm" draw:fill="none" draw:textarea-vertical-align="middle" fo:padding-top="0.139cm" fo:padding-bottom="0.139cm" fo:padding-left="0.264cm" fo:padding-right="0.264cm" loext:decorative="false"/>
    </style:style>
    <style:style style:name="gr95" style:family="graphic" style:parent-style-name="objectwithoutfill">
      <style:graphic-properties svg:stroke-width="0.028cm" draw:marker-start-width="0.242cm" draw:marker-end="Arrowheads_20_5" draw:marker-end-width="0.342cm" draw:fill="none" draw:textarea-vertical-align="middle" fo:padding-top="0.139cm" fo:padding-bottom="0.139cm" fo:padding-left="0.264cm" fo:padding-right="0.264cm" loext:decorative="false"/>
    </style:style>
    <style:style style:name="gr96" style:family="graphic" style:parent-style-name="objectwithoutfill">
      <style:graphic-properties svg:stroke-width="0.028cm" draw:marker-start-width="0.242cm" draw:marker-end="Arrowheads_20_6" draw:marker-end-width="0.342cm" draw:fill="none" draw:textarea-vertical-align="middle" fo:padding-top="0.139cm" fo:padding-bottom="0.139cm" fo:padding-left="0.264cm" fo:padding-right="0.264cm" loext:decorative="false"/>
    </style:style>
    <style:style style:name="gr97" style:family="graphic" style:parent-style-name="objectwithoutfill">
      <style:graphic-properties svg:stroke-width="0.028cm" draw:marker-start-width="0.242cm" draw:marker-end="Arrowheads_20_7" draw:marker-end-width="0.342cm" draw:fill="none" draw:textarea-vertical-align="middle" fo:padding-top="0.139cm" fo:padding-bottom="0.139cm" fo:padding-left="0.264cm" fo:padding-right="0.264cm" loext:decorative="false"/>
    </style:style>
    <style:style style:name="gr98" style:family="graphic" style:parent-style-name="objectwithoutfill">
      <style:graphic-properties svg:stroke-width="0.028cm" draw:marker-start-width="0.242cm" draw:marker-end="Arrowheads_20_8" draw:marker-end-width="0.342cm" draw:fill="none" draw:textarea-vertical-align="middle" fo:padding-top="0.139cm" fo:padding-bottom="0.139cm" fo:padding-left="0.264cm" fo:padding-right="0.264cm" loext:decorative="false"/>
    </style:style>
    <style:style style:name="gr99" style:family="graphic" style:parent-style-name="objectwithoutfill">
      <style:graphic-properties svg:stroke-width="0.028cm" draw:marker-start-width="0.242cm" draw:marker-end="Arrowheads_20_9" draw:marker-end-width="0.342cm" draw:fill="none" draw:textarea-vertical-align="middle" fo:padding-top="0.139cm" fo:padding-bottom="0.139cm" fo:padding-left="0.264cm" fo:padding-right="0.264cm" loext:decorative="false"/>
    </style:style>
    <style:style style:name="gr100" style:family="graphic" style:parent-style-name="objectwithoutfill">
      <style:graphic-properties svg:stroke-width="0.028cm" draw:marker-start-width="0.242cm" draw:marker-end="Arrowheads_20_11" draw:marker-end-width="0.342cm" draw:fill="none" draw:textarea-vertical-align="middle" fo:padding-top="0.139cm" fo:padding-bottom="0.139cm" fo:padding-left="0.264cm" fo:padding-right="0.264cm" loext:decorative="false"/>
    </style:style>
    <style:style style:name="gr101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1.766cm" fo:min-width="3.896cm" fo:padding-top="0.142cm" fo:padding-bottom="0.142cm" fo:padding-left="0.267cm" fo:padding-right="0.267cm" loext:decorative="false"/>
    </style:style>
    <style:style style:name="gr102" style:family="graphic" style:parent-style-name="objectwithoutfill">
      <style:graphic-properties svg:stroke-width="0.028cm" draw:marker-start-width="0.242cm" draw:marker-end="Arrowheads_20_12" draw:marker-end-width="0.342cm" draw:fill="none" draw:textarea-vertical-align="middle" fo:padding-top="0.139cm" fo:padding-bottom="0.139cm" fo:padding-left="0.264cm" fo:padding-right="0.264cm" loext:decorative="false"/>
    </style:style>
    <style:style style:name="gr103" style:family="graphic" style:parent-style-name="objectwithoutfill">
      <style:graphic-properties svg:stroke-width="0.028cm" draw:marker-start-width="0.242cm" draw:marker-end="Arrowheads_20_14" draw:marker-end-width="0.342cm" draw:fill="none" draw:textarea-vertical-align="middle" fo:padding-top="0.139cm" fo:padding-bottom="0.139cm" fo:padding-left="0.264cm" fo:padding-right="0.264cm" loext:decorative="false"/>
    </style:style>
    <style:style style:name="gr104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1.774cm" fo:min-width="3.896cm" fo:padding-top="0.142cm" fo:padding-bottom="0.142cm" fo:padding-left="0.267cm" fo:padding-right="0.267cm" loext:decorative="false"/>
    </style:style>
    <style:style style:name="gr105" style:family="graphic" style:parent-style-name="objectwithoutfill">
      <style:graphic-properties svg:stroke-width="0.028cm" draw:marker-start-width="0.242cm" draw:marker-end="Arrowheads_20_15" draw:marker-end-width="0.342cm" draw:fill="none" draw:textarea-vertical-align="middle" fo:padding-top="0.139cm" fo:padding-bottom="0.139cm" fo:padding-left="0.264cm" fo:padding-right="0.264cm" loext:decorative="false"/>
    </style:style>
    <style:style style:name="gr106" style:family="graphic" style:parent-style-name="objectwithoutfill">
      <style:graphic-properties svg:stroke-width="0.028cm" draw:marker-start-width="0.242cm" draw:marker-end="Arrowheads_20_16" draw:marker-end-width="0.342cm" draw:fill="none" draw:textarea-vertical-align="middle" fo:padding-top="0.139cm" fo:padding-bottom="0.139cm" fo:padding-left="0.264cm" fo:padding-right="0.264cm" loext:decorative="false"/>
    </style:style>
    <style:style style:name="gr10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08" style:family="graphic" style:parent-style-name="objectwithoutfill">
      <style:graphic-properties svg:stroke-width="0.028cm" draw:marker-start-width="0.242cm" draw:marker-end="Arrowheads_20_33" draw:marker-end-width="0.342cm" draw:fill="none" draw:textarea-vertical-align="middle" fo:padding-top="0.139cm" fo:padding-bottom="0.139cm" fo:padding-left="0.264cm" fo:padding-right="0.264cm" loext:decorative="fals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85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48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5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155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5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13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38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58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66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22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678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2.73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8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4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219cm" loext:decorative="false"/>
      <style:paragraph-properties style:writing-mode="lr-tb"/>
    </style:style>
    <style:style style:name="gr124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7.653cm" fo:min-width="5.181cm" fo:padding-top="0.142cm" fo:padding-bottom="0.142cm" fo:padding-left="0.267cm" fo:padding-right="0.267cm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28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683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246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23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11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636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78cm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718cm" loext:decorative="false"/>
      <style:paragraph-properties style:writing-mode="lr-tb"/>
    </style:style>
    <style:style style:name="gr133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7.653cm" fo:min-width="5.376cm" fo:padding-top="0.142cm" fo:padding-bottom="0.142cm" fo:padding-left="0.267cm" fo:padding-right="0.267cm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3.228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58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75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53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614cm" loext:decorative="false"/>
      <style:paragraph-properties style:writing-mode="lr-tb"/>
    </style:style>
    <style:style style:name="gr139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9.876cm" fo:min-width="4.684cm" fo:padding-top="0.142cm" fo:padding-bottom="0.142cm" fo:padding-left="0.267cm" fo:padding-right="0.267cm" loext:decorative="false"/>
    </style:style>
    <style:style style:name="gr14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3.964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094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37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81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8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41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96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76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965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942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211cm" loext:decorative="false"/>
      <style:paragraph-properties style:writing-mode="lr-tb"/>
    </style:style>
    <style:style style:name="gr151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7.384cm" fo:min-width="4.087cm" fo:padding-top="0.142cm" fo:padding-bottom="0.142cm" fo:padding-left="0.267cm" fo:padding-right="0.267cm" loext:decorative="false"/>
    </style:style>
    <style:style style:name="gr15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3.541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7cm" loext:decorative="false"/>
      <style:paragraph-properties style:writing-mode="lr-tb"/>
    </style:style>
    <style:style style:name="gr154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7.313cm" fo:min-width="4.781cm" fo:padding-top="0.142cm" fo:padding-bottom="0.142cm" fo:padding-left="0.267cm" fo:padding-right="0.267cm" loext:decorative="false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52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73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95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3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96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96cm" loext:decorative="false"/>
      <style:paragraph-properties style:writing-mode="lr-tb"/>
    </style:style>
    <style:style style:name="gr161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7.318cm" fo:min-width="4.781cm" fo:padding-top="0.142cm" fo:padding-bottom="0.142cm" fo:padding-left="0.267cm" fo:padding-right="0.267cm" loext:decorative="false"/>
    </style:style>
    <style:style style:name="gr16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33cm" fo:min-width="4.311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787cm" loext:decorative="false"/>
      <style:paragraph-properties style:writing-mode="lr-tb"/>
    </style:style>
    <style:style style:name="gr164" style:family="graphic" style:parent-style-name="objectwithoutfill">
      <style:graphic-properties svg:stroke-width="0.028cm" draw:marker-start-width="0.242cm" draw:marker-end="Arrowheads_20_19" draw:marker-end-width="0.342cm" draw:fill="none" draw:textarea-vertical-align="middle" fo:padding-top="0.139cm" fo:padding-bottom="0.139cm" fo:padding-left="0.264cm" fo:padding-right="0.264cm" loext:decorative="false"/>
    </style:style>
    <style:style style:name="gr165" style:family="graphic" style:parent-style-name="objectwithoutfill">
      <style:graphic-properties svg:stroke-width="0.028cm" draw:marker-start-width="0.242cm" draw:marker-end="Arrowheads_20_20" draw:marker-end-width="0.342cm" draw:fill="none" draw:textarea-vertical-align="middle" fo:padding-top="0.139cm" fo:padding-bottom="0.139cm" fo:padding-left="0.264cm" fo:padding-right="0.264cm" loext:decorative="false"/>
    </style:style>
    <style:style style:name="gr166" style:family="graphic" style:parent-style-name="objectwithoutfill">
      <style:graphic-properties svg:stroke-width="0.028cm" draw:marker-start-width="0.242cm" draw:marker-end="Arrowheads_20_21" draw:marker-end-width="0.342cm" draw:fill="none" draw:textarea-vertical-align="middle" fo:padding-top="0.139cm" fo:padding-bottom="0.139cm" fo:padding-left="0.264cm" fo:padding-right="0.264cm" loext:decorative="false"/>
    </style:style>
    <style:style style:name="gr167" style:family="graphic" style:parent-style-name="objectwithoutfill">
      <style:graphic-properties svg:stroke-width="0.028cm" draw:marker-start-width="0.242cm" draw:marker-end="Arrowheads_20_22" draw:marker-end-width="0.342cm" draw:fill="none" draw:textarea-vertical-align="middle" fo:padding-top="0.139cm" fo:padding-bottom="0.139cm" fo:padding-left="0.264cm" fo:padding-right="0.264cm" loext:decorative="false"/>
    </style:style>
    <style:style style:name="gr168" style:family="graphic" style:parent-style-name="objectwithoutfill">
      <style:graphic-properties svg:stroke-width="0.028cm" draw:marker-start-width="0.242cm" draw:marker-end="Arrowheads_20_23" draw:marker-end-width="0.342cm" draw:fill="none" draw:textarea-vertical-align="middle" fo:padding-top="0.139cm" fo:padding-bottom="0.139cm" fo:padding-left="0.264cm" fo:padding-right="0.264cm" loext:decorative="false"/>
    </style:style>
    <style:style style:name="gr169" style:family="graphic" style:parent-style-name="objectwithoutfill">
      <style:graphic-properties svg:stroke-width="0.028cm" draw:marker-start-width="0.242cm" draw:marker-end="Arrowheads_20_24" draw:marker-end-width="0.342cm" draw:fill="none" draw:textarea-vertical-align="middle" fo:padding-top="0.139cm" fo:padding-bottom="0.139cm" fo:padding-left="0.264cm" fo:padding-right="0.264cm" loext:decorative="false"/>
    </style:style>
    <style:style style:name="gr170" style:family="graphic" style:parent-style-name="objectwithoutfill">
      <style:graphic-properties svg:stroke-width="0.028cm" draw:marker-start-width="0.242cm" draw:marker-end="Arrowheads_20_25" draw:marker-end-width="0.342cm" draw:fill="none" draw:textarea-vertical-align="middle" fo:padding-top="0.139cm" fo:padding-bottom="0.139cm" fo:padding-left="0.264cm" fo:padding-right="0.264cm" loext:decorative="false"/>
    </style:style>
    <style:style style:name="gr171" style:family="graphic" style:parent-style-name="objectwithoutfill">
      <style:graphic-properties svg:stroke-width="0.028cm" draw:marker-start-width="0.242cm" draw:marker-end="Arrowheads_20_26" draw:marker-end-width="0.342cm" draw:fill="none" draw:textarea-vertical-align="middle" fo:padding-top="0.139cm" fo:padding-bottom="0.139cm" fo:padding-left="0.264cm" fo:padding-right="0.264cm" loext:decorative="false"/>
    </style:style>
    <style:style style:name="gr172" style:family="graphic" style:parent-style-name="objectwithoutfill">
      <style:graphic-properties svg:stroke-width="0.028cm" draw:marker-start-width="0.242cm" draw:marker-end="Arrowheads_20_27" draw:marker-end-width="0.342cm" draw:fill="none" draw:textarea-vertical-align="middle" fo:padding-top="0.139cm" fo:padding-bottom="0.139cm" fo:padding-left="0.264cm" fo:padding-right="0.264cm" loext:decorative="false"/>
    </style:style>
    <style:style style:name="gr173" style:family="graphic" style:parent-style-name="objectwithoutfill">
      <style:graphic-properties svg:stroke-width="0.028cm" draw:marker-start-width="0.242cm" draw:marker-end="Arrowheads_20_28" draw:marker-end-width="0.342cm" draw:fill="none" draw:textarea-vertical-align="middle" fo:padding-top="0.139cm" fo:padding-bottom="0.139cm" fo:padding-left="0.264cm" fo:padding-right="0.264cm" loext:decorative="false"/>
    </style:style>
    <style:style style:name="gr174" style:family="graphic" style:parent-style-name="objectwithoutfill">
      <style:graphic-properties svg:stroke-width="0.028cm" draw:marker-start-width="0.242cm" draw:marker-end="Arrowheads_20_29" draw:marker-end-width="0.342cm" draw:fill="none" draw:textarea-vertical-align="middle" fo:padding-top="0.139cm" fo:padding-bottom="0.139cm" fo:padding-left="0.264cm" fo:padding-right="0.264cm" loext:decorative="false"/>
    </style:style>
    <style:style style:name="gr175" style:family="graphic" style:parent-style-name="objectwithoutfill">
      <style:graphic-properties svg:stroke-width="0.028cm" draw:marker-start-width="0.242cm" draw:marker-end="Arrowheads_20_30" draw:marker-end-width="0.342cm" draw:fill="none" draw:textarea-vertical-align="middle" fo:padding-top="0.139cm" fo:padding-bottom="0.139cm" fo:padding-left="0.264cm" fo:padding-right="0.264cm" loext:decorative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721cm" loext:decorative="fals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635cm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180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4.513cm" fo:min-width="3.897cm" fo:padding-top="0.142cm" fo:padding-bottom="0.142cm" fo:padding-left="0.267cm" fo:padding-right="0.267cm" loext:decorative="false"/>
    </style:style>
    <style:style style:name="gr181" style:family="graphic" style:parent-style-name="standard" style:list-style-name="L2">
      <style:graphic-properties draw:stroke="solid" svg:stroke-width="0.018cm" svg:stroke-color="#ffbf00" draw:marker-start="" draw:marker-start-width="0.227cm" draw:marker-start-center="false" draw:marker-end="" draw:marker-end-width="0.227cm" draw:marker-end-center="false" draw:fill="solid" draw:fill-color="#fff5ce" draw:opacity="100%" draw:textarea-horizontal-align="justify" draw:textarea-vertical-align="middle" draw:auto-grow-height="false" fo:min-height="3.729cm" fo:min-width="5.935cm" fo:padding-top="0.134cm" fo:padding-bottom="0.134cm" fo:padding-left="0.259cm" fo:padding-right="0.259cm" fo:wrap-option="wrap" draw:shadow="visible" draw:shadow-offset-x="0cm" draw:shadow-offset-y="-0.106cm" draw:shadow-color="#ffbf00" style:writing-mode="lr-tb" loext:decorative="false"/>
      <style:paragraph-properties style:writing-mode="lr-tb"/>
    </style:style>
    <style:style style:name="gr182" style:family="graphic" style:parent-style-name="standard" style:list-style-name="L2">
      <style:graphic-properties draw:stroke="solid" svg:stroke-width="0.018cm" svg:stroke-color="#ffbf00" draw:marker-start="" draw:marker-start-width="0.227cm" draw:marker-start-center="false" draw:marker-end="" draw:marker-end-width="0.227cm" draw:marker-end-center="false" draw:fill="solid" draw:fill-color="#fff5ce" draw:opacity="100%" draw:textarea-horizontal-align="justify" draw:textarea-vertical-align="middle" draw:auto-grow-height="false" fo:min-height="1.322cm" fo:min-width="5.935cm" fo:padding-top="0.134cm" fo:padding-bottom="0.134cm" fo:padding-left="0.259cm" fo:padding-right="0.259cm" fo:wrap-option="wrap" draw:shadow="visible" draw:shadow-offset-x="0cm" draw:shadow-offset-y="-0.106cm" draw:shadow-color="#ffbf00" style:writing-mode="lr-tb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1pt" style:text-underline-style="solid" style:text-underline-width="bold" style:text-underline-color="font-color"/>
    </style:style>
    <style:style style:name="P2" style:family="paragraph">
      <loext:graphic-properties draw:fill="none" draw:fill-color="#ffffff"/>
      <style:text-properties fo:font-size="11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1pt" style:text-underline-style="none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42cm" fo:margin-bottom="0.3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1pt" style:font-size-asian="10pt" style:font-size-complex="10pt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 draw:fill-color="#ffffff"/>
      <style:paragraph-properties fo:margin-top="0.42cm" fo:margin-bottom="0.35cm" fo:text-align="start"/>
      <style:text-properties fo:font-size="11pt" style:text-underline-style="solid" style:text-underline-width="bold" style:text-underline-color="font-color" style:font-size-asian="10pt" style:font-size-complex="10pt"/>
    </style:style>
    <style:style style:name="P11" style:family="paragraph">
      <loext:graphic-properties draw:fill="none" draw:fill-color="#ffffff"/>
      <style:paragraph-properties fo:margin-top="0.42cm" fo:margin-bottom="0.35cm"/>
      <style:text-properties fo:font-size="11pt" style:font-size-asian="10pt" style:font-size-complex="10pt"/>
    </style:style>
    <style:style style:name="P12" style:family="paragraph">
      <style:paragraph-properties fo:margin-top="0.42cm" fo:margin-bottom="0.35cm" fo:text-align="center"/>
    </style:style>
    <style:style style:name="P13" style:family="paragraph">
      <loext:graphic-properties draw:fill="none" draw:fill-color="#ffffff"/>
      <style:paragraph-properties fo:margin-top="0.42cm" fo:margin-bottom="0.35cm" fo:text-align="center"/>
      <style:text-properties fo:font-size="11pt" style:text-underline-style="none" fo:font-weight="bold" style:font-size-asian="10pt" style:font-weight-asian="bold" style:font-size-complex="10pt" style:font-weight-complex="bold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 draw:fill-color="#ffffff"/>
      <style:paragraph-properties fo:text-align="center"/>
      <style:text-properties fo:font-size="11pt" style:text-underline-style="none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1pt"/>
    </style:style>
    <style:style style:name="P17" style:family="paragraph">
      <loext:graphic-properties draw:fill="none" draw:fill-color="#ffffff"/>
      <style:paragraph-properties fo:margin-top="0.42cm" fo:margin-bottom="0.35cm" fo:text-align="center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1pt" fo:font-style="normal" style:text-underline-style="none" fo:font-weight="bold" style:font-style-asian="normal" style:font-weight-asian="bold" style:font-style-complex="normal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1pt" style:font-size-asian="10pt" style:font-size-complex="10pt"/>
    </style:style>
    <style:style style:name="P21" style:family="paragraph">
      <style:paragraph-properties fo:margin-left="0cm" fo:margin-right="0cm" fo:margin-top="0.42cm" fo:margin-bottom="0.35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5ce" draw:opacity="100%"/>
      <style:paragraph-properties fo:margin-left="0cm" fo:margin-right="0cm" fo:margin-top="0.42cm" fo:margin-bottom="0.35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1pt" style:text-underline-style="solid" style:text-underline-width="bold" style:text-underline-color="font-color"/>
    </style:style>
    <style:style style:name="T2" style:family="text">
      <style:text-properties fo:font-size="11pt"/>
    </style:style>
    <style:style style:name="T3" style:family="text">
      <style:text-properties fo:color="#2a6099" loext:opacity="100%" fo:font-size="11pt" fo:font-weight="bold" style:font-weight-asian="bold" style:font-weight-complex="bold"/>
    </style:style>
    <style:style style:name="T4" style:family="text">
      <style:text-properties fo:font-size="11pt" style:text-underline-style="none" fo:font-weight="bold" style:font-weight-asian="bold" style:font-weight-complex="bold"/>
    </style:style>
    <style:style style:name="T5" style:family="text">
      <style:text-properties fo:font-size="11pt" style:font-size-asian="10pt" style:font-size-complex="10pt"/>
    </style:style>
    <style:style style:name="T6" style:family="text">
      <style:text-properties fo:font-size="11pt" style:text-underline-style="solid" style:text-underline-width="bold" style:text-underline-color="font-color" style:font-size-asian="10pt" style:font-size-complex="10pt"/>
    </style:style>
    <style:style style:name="T7" style:family="text">
      <style:text-properties fo:font-size="11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fo:color="#3465a4" loext:opacity="100%" fo:font-size="11pt" fo:font-weight="bold" style:font-size-asian="10pt" style:font-weight-asian="bold" style:font-size-complex="10pt" style:font-weight-complex="bold"/>
    </style:style>
    <style:style style:name="T9" style:family="text">
      <style:text-properties fo:color="#3465a4" loext:opacity="100%" fo:font-size="11pt" fo:font-weight="bold" style:font-weight-asian="bold" style:font-weight-complex="bold"/>
    </style:style>
    <style:style style:name="T10" style:family="text">
      <style:text-properties fo:font-size="11pt" style:text-underline-style="none" style:font-size-asian="10pt" style:font-size-complex="10pt"/>
    </style:style>
    <style:style style:name="T11" style:family="text">
      <style:text-properties fo:color="#3465a4" loext:opacity="100%" fo:font-size="11pt" style:text-underline-style="none" fo:font-weight="bold" style:font-size-asian="10pt" style:font-weight-asian="bold" style:font-size-complex="10pt" style:font-weight-complex="bold"/>
    </style:style>
    <style:style style:name="T1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3" style:family="text">
      <style:text-properties fo:font-size="11pt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5" draw:id="id5">
          <draw:frame draw:style-name="gr2" draw:text-style-name="P1" draw:layer="layout" svg:width="2.191cm" svg:height="0.683cm" svg:x="1.952cm" svg:y="0.835cm">
            <draw:text-box>
              <text:p><text:span text:style-name="T1">id_patient</text:span></text:p>
            </draw:text-box>
          </draw:frame>
          <draw:frame draw:style-name="gr3" draw:text-style-name="P2" draw:layer="layout" svg:width="2.646cm" svg:height="0.683cm" svg:x="1.952cm" svg:y="1.419cm">
            <draw:text-box>
              <text:p><text:span text:style-name="T2">nom_patient</text:span></text:p>
            </draw:text-box>
          </draw:frame>
          <draw:frame draw:style-name="gr4" draw:text-style-name="P2" draw:layer="layout" svg:width="3.208cm" svg:height="0.683cm" svg:x="1.952cm" svg:y="2.004cm">
            <draw:text-box>
              <text:p><text:span text:style-name="T2">prenom_patient</text:span></text:p>
            </draw:text-box>
          </draw:frame>
          <draw:frame draw:style-name="gr5" draw:text-style-name="P2" draw:layer="layout" svg:width="2.386cm" svg:height="0.683cm" svg:x="1.952cm" svg:y="2.588cm">
            <draw:text-box>
              <text:p><text:span text:style-name="T2">cin_patient</text:span></text:p>
            </draw:text-box>
          </draw:frame>
          <draw:frame draw:style-name="gr6" draw:text-style-name="P2" draw:layer="layout" svg:width="4.616cm" svg:height="0.683cm" svg:x="1.952cm" svg:y="3.173cm">
            <draw:text-box>
              <text:p><text:span text:style-name="T2">date_naissance_patient</text:span></text:p>
            </draw:text-box>
          </draw:frame>
          <draw:frame draw:style-name="gr7" draw:text-style-name="P2" draw:layer="layout" svg:width="2.711cm" svg:height="0.683cm" svg:x="1.952cm" svg:y="3.757cm">
            <draw:text-box>
              <text:p><text:span text:style-name="T2">sexe_patient</text:span></text:p>
            </draw:text-box>
          </draw:frame>
          <draw:frame draw:style-name="gr8" draw:text-style-name="P2" draw:layer="layout" svg:width="3.274cm" svg:height="0.683cm" svg:x="1.952cm" svg:y="4.342cm">
            <draw:text-box>
              <text:p text:style-name="P3"><text:span text:style-name="T2">adresse_patient</text:span></text:p>
            </draw:text-box>
          </draw:frame>
          <draw:frame draw:style-name="gr9" draw:text-style-name="P2" draw:layer="layout" svg:width="3.599cm" svg:height="0.683cm" svg:x="1.952cm" svg:y="4.926cm">
            <draw:text-box>
              <text:p text:style-name="P3"><text:span text:style-name="T2">telephone_patient</text:span></text:p>
            </draw:text-box>
          </draw:frame>
          <draw:frame draw:style-name="gr10" draw:text-style-name="P2" draw:layer="layout" svg:width="4.854cm" svg:height="0.683cm" svg:x="1.952cm" svg:y="5.511cm">
            <draw:text-box>
              <text:p><text:span text:style-name="T2">id_compte</text:span><text:span text:style-name="T2"><text:tab/></text:span><text:span text:style-name="T2"><text:tab/></text:span><text:span text:style-name="T2"> <text:s text:c="2"/></text:span><text:span text:style-name="T3">#</text:span></text:p>
            </draw:text-box>
          </draw:frame>
          <draw:frame draw:style-name="gr11" draw:text-style-name="P5" draw:layer="layout" svg:width="2.191cm" svg:height="0.683cm" svg:x="3.153cm" svg:y="0.236cm">
            <draw:text-box>
              <text:p text:style-name="P4"><text:span text:style-name="T4">patient</text:span></text:p>
            </draw:text-box>
          </draw:frame>
          <draw:connector draw:style-name="gr12" draw:text-style-name="P4" draw:layer="layout" svg:x1="6.715cm" svg:y1="3.322cm" svg:x2="6.715cm" svg:y2="3.322cm" draw:start-shape="id1" draw:end-shape="id1" svg:d="M6715 3322z" svg:viewBox="0 0 1 1">
            <text:p/>
          </draw:connector>
          <draw:g draw:style-name="gr1">
            <draw:custom-shape draw:style-name="gr13" draw:text-style-name="P6" xml:id="id1" draw:id="id1" draw:layer="layout" svg:width="4.763cm" svg:height="6.15cm" svg:x="1.952cm" svg:y="0.247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6" draw:layer="layout" svg:x1="1.952cm" svg:y1="0.833cm" svg:x2="6.715cm" svg:y2="0.833cm">
              <text:p/>
            </draw:line>
          </draw:g>
        </draw:g>
        <draw:g draw:style-name="gr1" xml:id="id2" draw:id="id2">
          <draw:frame draw:style-name="gr15" draw:text-style-name="P8" draw:layer="layout" svg:width="3.81cm" svg:height="0.688cm" svg:x="9.572cm" svg:y="2.005cm">
            <draw:text-box>
              <text:p text:style-name="P7"><text:span text:style-name="T5">volume_ml</text:span></text:p>
            </draw:text-box>
          </draw:frame>
          <draw:frame draw:style-name="gr16" draw:text-style-name="P8" draw:layer="layout" svg:width="4.128cm" svg:height="0.688cm" svg:x="9.572cm" svg:y="2.641cm">
            <draw:text-box>
              <text:p text:style-name="P7"><text:span text:style-name="T5">statut_prelevement</text:span></text:p>
            </draw:text-box>
          </draw:frame>
          <draw:g draw:style-name="gr17">
            <draw:frame draw:style-name="gr18" draw:text-style-name="P10" draw:layer="layout" svg:width="4.024cm" svg:height="0.725cm" svg:x="9.572cm" svg:y="1.328cm">
              <draw:text-box>
                <text:p text:style-name="P9"><text:span text:style-name="T6">id_prelevement</text:span></text:p>
              </draw:text-box>
            </draw:frame>
          </draw:g>
          <draw:frame draw:style-name="gr19" draw:text-style-name="P11" draw:layer="layout" svg:width="3.945cm" svg:height="0.683cm" svg:x="9.572cm" svg:y="3.276cm">
            <draw:text-box>
              <text:p text:style-name="P7"><text:span text:style-name="T5">date_prelevement</text:span></text:p>
            </draw:text-box>
          </draw:frame>
          <draw:g draw:style-name="gr1">
            <draw:custom-shape draw:style-name="gr20" draw:text-style-name="P6" draw:layer="layout" svg:width="4.128cm" svg:height="5.082cm" svg:x="9.572cm" svg:y="0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6" draw:layer="layout" svg:x1="9.572cm" svg:y1="1.364cm" svg:x2="13.7cm" svg:y2="1.364cm">
              <text:p/>
            </draw:line>
          </draw:g>
          <draw:g draw:style-name="gr17">
            <draw:frame draw:style-name="gr21" draw:text-style-name="P13" draw:layer="layout" svg:width="4.128cm" svg:height="0.683cm" svg:x="9.572cm" svg:y="0.614cm">
              <draw:text-box>
                <text:p text:style-name="P12"><text:span text:style-name="T7">prelevement</text:span></text:p>
              </draw:text-box>
            </draw:frame>
          </draw:g>
          <draw:frame draw:style-name="gr19" draw:text-style-name="P11" draw:layer="layout" svg:width="4.127cm" svg:height="0.683cm" svg:x="9.573cm" svg:y="3.877cm">
            <draw:text-box>
              <text:p text:style-name="P14"><text:span text:style-name="T5">id_stock </text:span><text:span text:style-name="T5"><text:tab/></text:span><text:span text:style-name="T5"> <text:s text:c="7"/></text:span><text:span text:style-name="T8">#</text:span></text:p>
            </draw:text-box>
          </draw:frame>
          <draw:frame draw:style-name="gr19" draw:text-style-name="P11" draw:layer="layout" svg:width="4.127cm" svg:height="0.683cm" svg:x="9.574cm" svg:y="4.478cm">
            <draw:text-box>
              <text:p text:style-name="P14"><text:span text:style-name="T5">id_patient </text:span><text:span text:style-name="T5"><text:tab/></text:span><text:span text:style-name="T5"> <text:s text:c="7"/></text:span><text:span text:style-name="T8">#</text:span></text:p>
            </draw:text-box>
          </draw:frame>
          <draw:frame draw:style-name="gr19" draw:text-style-name="P11" draw:layer="layout" svg:width="4.127cm" svg:height="0.683cm" svg:x="9.575cm" svg:y="5.079cm">
            <draw:text-box>
              <text:p text:style-name="P14"><text:span text:style-name="T5">id_infirmier </text:span><text:span text:style-name="T5"><text:tab/></text:span><text:span text:style-name="T5"> <text:s text:c="7"/></text:span><text:span text:style-name="T8">#</text:span></text:p>
            </draw:text-box>
          </draw:frame>
        </draw:g>
        <draw:g draw:style-name="gr1" xml:id="id7" draw:id="id7">
          <draw:frame draw:style-name="gr19" draw:text-style-name="P10" draw:layer="layout" svg:width="3.31cm" svg:height="0.683cm" svg:x="1.635cm" svg:y="7.985cm">
            <draw:text-box>
              <text:p text:style-name="P9"><text:span text:style-name="T6">id_ordonnance</text:span></text:p>
            </draw:text-box>
          </draw:frame>
          <draw:frame draw:style-name="gr22" draw:text-style-name="P8" draw:layer="layout" svg:width="4.445cm" svg:height="1.115cm" svg:x="1.635cm" svg:y="8.611cm">
            <draw:text-box>
              <text:p text:style-name="P7"><text:span text:style-name="T5">contenu_ordonnance</text:span></text:p>
            </draw:text-box>
          </draw:frame>
          <draw:frame draw:style-name="gr23" draw:text-style-name="P11" draw:layer="layout" svg:width="4.445cm" svg:height="0.688cm" svg:x="1.635cm" svg:y="9.254cm">
            <draw:text-box>
              <text:p text:style-name="P7"><text:span text:style-name="T5">date_ordonnance</text:span></text:p>
            </draw:text-box>
          </draw:frame>
          <draw:g draw:style-name="gr1">
            <draw:custom-shape draw:style-name="gr24" draw:text-style-name="P6" draw:layer="layout" svg:width="4.43cm" svg:height="3.193cm" svg:x="1.65cm" svg:y="7.3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6" draw:layer="layout" svg:x1="1.65cm" svg:y1="8.023cm" svg:x2="6.08cm" svg:y2="8.023cm">
              <text:p/>
            </draw:line>
          </draw:g>
          <draw:frame draw:style-name="gr25" draw:text-style-name="P13" draw:layer="layout" svg:width="3.31cm" svg:height="0.683cm" svg:x="2.135cm" svg:y="7.386cm">
            <draw:text-box>
              <text:p text:style-name="P12"><text:span text:style-name="T7">ordonnance</text:span></text:p>
            </draw:text-box>
          </draw:frame>
          <draw:frame draw:style-name="gr23" draw:text-style-name="P11" draw:layer="layout" svg:width="4.445cm" svg:height="0.688cm" svg:x="1.636cm" svg:y="9.854cm">
            <draw:text-box>
              <text:p text:style-name="P14"><text:span text:style-name="T5">id_patient</text:span><text:span text:style-name="T5"><text:tab/></text:span><text:span text:style-name="T5"> <text:s text:c="9"/></text:span><text:span text:style-name="T8">#</text:span></text:p>
            </draw:text-box>
          </draw:frame>
        </draw:g>
        <draw:g draw:style-name="gr1" xml:id="id8" draw:id="id8">
          <draw:frame draw:style-name="gr26" draw:text-style-name="P1" draw:layer="layout" svg:width="1.671cm" svg:height="0.683cm" svg:x="6.381cm" svg:y="9.899cm">
            <draw:text-box>
              <text:p><text:span text:style-name="T1">id_rdv </text:span></text:p>
            </draw:text-box>
          </draw:frame>
          <draw:frame draw:style-name="gr27" draw:text-style-name="P2" draw:layer="layout" svg:width="2.018cm" svg:height="0.683cm" svg:x="6.381cm" svg:y="10.483cm">
            <draw:text-box>
              <text:p><text:span text:style-name="T2">date_rdv</text:span></text:p>
            </draw:text-box>
          </draw:frame>
          <draw:frame draw:style-name="gr28" draw:text-style-name="P2" draw:layer="layout" svg:width="2.104cm" svg:height="0.683cm" svg:x="6.381cm" svg:y="11.068cm">
            <draw:text-box>
              <text:p><text:span text:style-name="T2">motif_rdv</text:span></text:p>
            </draw:text-box>
          </draw:frame>
          <draw:frame draw:style-name="gr29" draw:text-style-name="P2" draw:layer="layout" svg:width="2.299cm" svg:height="0.683cm" svg:x="6.381cm" svg:y="11.652cm">
            <draw:text-box>
              <text:p><text:span text:style-name="T2">statut_rdv</text:span></text:p>
            </draw:text-box>
          </draw:frame>
          <draw:g draw:style-name="gr1">
            <draw:custom-shape draw:style-name="gr30" draw:text-style-name="P6" draw:layer="layout" svg:width="3.606cm" svg:height="4.92cm" svg:x="6.396cm" svg:y="9.2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6" draw:layer="layout" svg:x1="6.396cm" svg:y1="9.953cm" svg:x2="10.002cm" svg:y2="9.953cm">
              <text:p/>
            </draw:line>
          </draw:g>
          <draw:frame draw:style-name="gr31" draw:text-style-name="P15" draw:layer="layout" svg:width="2.857cm" svg:height="0.683cm" svg:x="6.515cm" svg:y="9.2cm">
            <draw:text-box>
              <text:p text:style-name="P4"><text:span text:style-name="T4">rdv </text:span></text:p>
            </draw:text-box>
          </draw:frame>
          <draw:frame draw:style-name="gr32" draw:text-style-name="P2" draw:layer="layout" svg:width="3.057cm" svg:height="0.683cm" svg:x="6.382cm" svg:y="12.853cm">
            <draw:text-box>
              <text:p><text:span text:style-name="T2">id_patient <text:s text:c="5"/></text:span><text:span text:style-name="T9">#</text:span></text:p>
            </draw:text-box>
          </draw:frame>
          <draw:frame draw:style-name="gr32" draw:text-style-name="P2" draw:layer="layout" svg:width="3.057cm" svg:height="0.683cm" svg:x="6.382cm" svg:y="13.453cm">
            <draw:text-box>
              <text:p><text:span text:style-name="T2">id_secretaire </text:span><text:span text:style-name="T9">#</text:span></text:p>
            </draw:text-box>
          </draw:frame>
          <draw:frame draw:style-name="gr33" draw:text-style-name="P2" draw:layer="layout" svg:width="3.62cm" svg:height="0.683cm" svg:x="6.382cm" svg:y="12.253cm">
            <draw:text-box>
              <text:p text:style-name="P3"><text:span text:style-name="T2">date_creation_rdv</text:span></text:p>
            </draw:text-box>
          </draw:frame>
        </draw:g>
        <draw:g draw:style-name="gr1" xml:id="id4" draw:id="id4">
          <draw:frame draw:style-name="gr34" draw:text-style-name="P1" draw:layer="layout" svg:width="2.407cm" svg:height="0.683cm" svg:x="15.465cm" svg:y="8.085cm">
            <draw:text-box>
              <text:p><text:span text:style-name="T1">id_infirmier</text:span></text:p>
            </draw:text-box>
          </draw:frame>
          <draw:frame draw:style-name="gr35" draw:text-style-name="P2" draw:layer="layout" svg:width="2.861cm" svg:height="0.683cm" svg:x="15.465cm" svg:y="8.669cm">
            <draw:text-box>
              <text:p><text:span text:style-name="T2">nom_infirmier</text:span></text:p>
            </draw:text-box>
          </draw:frame>
          <draw:frame draw:style-name="gr36" draw:text-style-name="P2" draw:layer="layout" svg:width="3.424cm" svg:height="0.683cm" svg:x="15.465cm" svg:y="9.254cm">
            <draw:text-box>
              <text:p><text:span text:style-name="T2">prenom_infirmier</text:span></text:p>
            </draw:text-box>
          </draw:frame>
          <draw:frame draw:style-name="gr37" draw:text-style-name="P2" draw:layer="layout" svg:width="2.601cm" svg:height="0.683cm" svg:x="15.465cm" svg:y="9.838cm">
            <draw:text-box>
              <text:p><text:span text:style-name="T2">cin_infrimier</text:span></text:p>
            </draw:text-box>
          </draw:frame>
          <draw:frame draw:style-name="gr38" draw:text-style-name="P2" draw:layer="layout" svg:width="4.832cm" svg:height="0.683cm" svg:x="15.465cm" svg:y="10.423cm">
            <draw:text-box>
              <text:p><text:span text:style-name="T2">date_naissance_infirimer</text:span></text:p>
            </draw:text-box>
          </draw:frame>
          <draw:frame draw:style-name="gr39" draw:text-style-name="P2" draw:layer="layout" svg:width="2.796cm" svg:height="0.683cm" svg:x="15.465cm" svg:y="11.007cm">
            <draw:text-box>
              <text:p><text:span text:style-name="T2">sexe_infimier</text:span></text:p>
            </draw:text-box>
          </draw:frame>
          <draw:frame draw:style-name="gr40" draw:text-style-name="P2" draw:layer="layout" svg:width="3.489cm" svg:height="0.683cm" svg:x="15.465cm" svg:y="11.592cm">
            <draw:text-box>
              <text:p><text:span text:style-name="T2">adresse_infirmier</text:span></text:p>
            </draw:text-box>
          </draw:frame>
          <draw:frame draw:style-name="gr41" draw:text-style-name="P2" draw:layer="layout" svg:width="3.814cm" svg:height="0.683cm" svg:x="15.465cm" svg:y="12.176cm">
            <draw:text-box>
              <text:p><text:span text:style-name="T2">telephone_infirmier</text:span></text:p>
            </draw:text-box>
          </draw:frame>
          <draw:frame draw:style-name="gr42" draw:text-style-name="P2" draw:layer="layout" svg:width="3.056cm" svg:height="0.683cm" svg:x="15.465cm" svg:y="12.761cm">
            <draw:text-box>
              <text:p text:style-name="P3"><text:span text:style-name="T2">statut_infirimer</text:span></text:p>
            </draw:text-box>
          </draw:frame>
          <draw:frame draw:style-name="gr43" draw:text-style-name="P2" draw:layer="layout" svg:width="3.337cm" svg:height="0.683cm" svg:x="15.465cm" svg:y="13.345cm">
            <draw:text-box>
              <text:p text:style-name="P3"><text:span text:style-name="T2">salaire_infirimier</text:span></text:p>
            </draw:text-box>
          </draw:frame>
          <draw:frame draw:style-name="gr44" draw:text-style-name="P2" draw:layer="layout" svg:width="4.983cm" svg:height="0.683cm" svg:x="15.465cm" svg:y="13.946cm">
            <draw:text-box>
              <text:p><text:span text:style-name="T2">date_embauche_infirimier</text:span></text:p>
            </draw:text-box>
          </draw:frame>
          <draw:frame draw:style-name="gr10" draw:text-style-name="P2" draw:layer="layout" svg:width="4.854cm" svg:height="0.683cm" svg:x="15.466cm" svg:y="14.547cm">
            <draw:text-box>
              <text:p text:style-name="P3"><text:span text:style-name="T2">id_compte</text:span><text:span text:style-name="T2"><text:tab/></text:span><text:span text:style-name="T2"><text:tab/></text:span><text:span text:style-name="T2"> <text:s text:c="2"/></text:span><text:span text:style-name="T3">#</text:span></text:p>
            </draw:text-box>
          </draw:frame>
          <draw:g draw:style-name="gr1">
            <draw:custom-shape draw:style-name="gr45" draw:text-style-name="P6" draw:layer="layout" svg:width="5.08cm" svg:height="7.937cm" svg:x="15.282cm" svg:y="7.35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6" draw:layer="layout" svg:x1="15.282cm" svg:y1="8.106cm" svg:x2="20.362cm" svg:y2="8.106cm">
              <text:p/>
            </draw:line>
          </draw:g>
          <draw:frame draw:style-name="gr46" draw:text-style-name="P5" draw:layer="layout" svg:width="2.407cm" svg:height="0.683cm" svg:x="16.566cm" svg:y="7.386cm">
            <draw:text-box>
              <text:p text:style-name="P4"><text:span text:style-name="T4">infirmier</text:span></text:p>
            </draw:text-box>
          </draw:frame>
        </draw:g>
        <draw:g draw:style-name="gr1" xml:id="id3" draw:id="id3">
          <draw:frame draw:style-name="gr47" draw:text-style-name="P1" draw:layer="layout" svg:width="2.039cm" svg:height="0.683cm" svg:x="17.192cm" svg:y="0.999cm">
            <draw:text-box>
              <text:p><text:span text:style-name="T1">id_stock </text:span></text:p>
            </draw:text-box>
          </draw:frame>
          <draw:frame draw:style-name="gr48" draw:text-style-name="P2" draw:layer="layout" svg:width="2.385cm" svg:height="0.683cm" svg:x="17.192cm" svg:y="1.583cm">
            <draw:text-box>
              <text:p><text:span text:style-name="T2">nom_stock</text:span></text:p>
            </draw:text-box>
          </draw:frame>
          <draw:frame draw:style-name="gr49" draw:text-style-name="P2" draw:layer="layout" svg:width="3.23cm" svg:height="0.683cm" svg:x="17.192cm" svg:y="2.168cm">
            <draw:text-box>
              <text:p><text:span text:style-name="T2">categorie_stock</text:span></text:p>
            </draw:text-box>
          </draw:frame>
          <draw:frame draw:style-name="gr50" draw:text-style-name="P2" draw:layer="layout" svg:width="3.014cm" svg:height="0.683cm" svg:x="17.192cm" svg:y="2.752cm">
            <draw:text-box>
              <text:p><text:span text:style-name="T2">quantite_stock</text:span></text:p>
            </draw:text-box>
          </draw:frame>
          <draw:frame draw:style-name="gr51" draw:text-style-name="P2" draw:layer="layout" svg:width="2.472cm" svg:height="0.683cm" svg:x="17.192cm" svg:y="3.337cm">
            <draw:text-box>
              <text:p><text:span text:style-name="T2">unite_stock</text:span></text:p>
            </draw:text-box>
          </draw:frame>
          <draw:frame draw:style-name="gr52" draw:text-style-name="P2" draw:layer="layout" svg:width="4.204cm" svg:height="0.683cm" svg:x="17.192cm" svg:y="3.921cm">
            <draw:text-box>
              <text:p text:style-name="P3"><text:span text:style-name="T2">fournisseur_stock</text:span></text:p>
            </draw:text-box>
          </draw:frame>
          <draw:frame draw:style-name="gr53" draw:text-style-name="P2" draw:layer="layout" svg:width="4.291cm" svg:height="0.683cm" svg:x="17.192cm" svg:y="4.506cm">
            <draw:text-box>
              <text:p text:style-name="P3"><text:span text:style-name="T2">emplacement_stock</text:span></text:p>
            </draw:text-box>
          </draw:frame>
          <draw:frame draw:style-name="gr54" draw:text-style-name="P2" draw:layer="layout" svg:width="3.554cm" svg:height="0.683cm" svg:x="17.192cm" svg:y="5.09cm">
            <draw:text-box>
              <text:p text:style-name="P3"><text:span text:style-name="T2">statut_stock</text:span></text:p>
            </draw:text-box>
          </draw:frame>
          <draw:frame draw:style-name="gr52" draw:text-style-name="P2" draw:layer="layout" svg:width="4.204cm" svg:height="0.683cm" svg:x="17.192cm" svg:y="5.675cm">
            <draw:text-box>
              <text:p text:style-name="P3"><text:span text:style-name="T2">date_reception_stock</text:span></text:p>
            </draw:text-box>
          </draw:frame>
          <draw:frame draw:style-name="gr53" draw:text-style-name="P2" draw:layer="layout" svg:width="4.291cm" svg:height="0.683cm" svg:x="17.192cm" svg:y="6.259cm">
            <draw:text-box>
              <text:p text:style-name="P3"><text:span text:style-name="T2">date_expiration_stock</text:span></text:p>
            </draw:text-box>
          </draw:frame>
          <draw:g draw:style-name="gr1">
            <draw:custom-shape draw:style-name="gr55" draw:text-style-name="P6" draw:layer="layout" svg:width="3.98cm" svg:height="6.667cm" svg:x="17.303cm" svg:y="0.365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6" draw:layer="layout" svg:x1="17.303cm" svg:y1="1.016cm" svg:x2="21.283cm" svg:y2="1.016cm">
              <text:p/>
            </draw:line>
          </draw:g>
          <draw:frame draw:style-name="gr56" draw:text-style-name="P15" draw:layer="layout" svg:width="2.039cm" svg:height="0.683cm" svg:x="18.368cm" svg:y="0.4cm">
            <draw:text-box>
              <text:p text:style-name="P4"><text:span text:style-name="T4">stock </text:span></text:p>
            </draw:text-box>
          </draw:frame>
        </draw:g>
        <draw:g draw:style-name="gr1">
          <draw:frame draw:style-name="gr57" draw:text-style-name="P1" draw:layer="layout" svg:width="2.732cm" svg:height="0.683cm" svg:x="15.145cm" svg:y="16.304cm">
            <draw:text-box>
              <text:p><text:span text:style-name="T1">id_secretaire</text:span></text:p>
            </draw:text-box>
          </draw:frame>
          <draw:frame draw:style-name="gr58" draw:text-style-name="P2" draw:layer="layout" svg:width="3.186cm" svg:height="0.683cm" svg:x="15.145cm" svg:y="16.888cm">
            <draw:text-box>
              <text:p><text:span text:style-name="T2">nom_secretaire</text:span></text:p>
            </draw:text-box>
          </draw:frame>
          <draw:frame draw:style-name="gr59" draw:text-style-name="P2" draw:layer="layout" svg:width="3.749cm" svg:height="0.683cm" svg:x="15.145cm" svg:y="17.473cm">
            <draw:text-box>
              <text:p><text:span text:style-name="T2">prenom_secretaire</text:span></text:p>
            </draw:text-box>
          </draw:frame>
          <draw:frame draw:style-name="gr60" draw:text-style-name="P2" draw:layer="layout" svg:width="2.926cm" svg:height="0.683cm" svg:x="15.145cm" svg:y="18.057cm">
            <draw:text-box>
              <text:p><text:span text:style-name="T2">cin_secretaire</text:span></text:p>
            </draw:text-box>
          </draw:frame>
          <draw:frame draw:style-name="gr61" draw:text-style-name="P2" draw:layer="layout" svg:width="5.157cm" svg:height="0.683cm" svg:x="15.145cm" svg:y="18.642cm">
            <draw:text-box>
              <text:p><text:span text:style-name="T2">date_naissance_secretaire</text:span></text:p>
            </draw:text-box>
          </draw:frame>
          <draw:frame draw:style-name="gr62" draw:text-style-name="P2" draw:layer="layout" svg:width="3.381cm" svg:height="0.683cm" svg:x="15.145cm" svg:y="19.226cm">
            <draw:text-box>
              <text:p><text:span text:style-name="T2">sexe_secretraire</text:span></text:p>
            </draw:text-box>
          </draw:frame>
          <draw:frame draw:style-name="gr41" draw:text-style-name="P2" draw:layer="layout" svg:width="3.814cm" svg:height="0.683cm" svg:x="15.145cm" svg:y="19.811cm">
            <draw:text-box>
              <text:p><text:span text:style-name="T2">adresse_secretaire</text:span></text:p>
            </draw:text-box>
          </draw:frame>
          <draw:frame draw:style-name="gr63" draw:text-style-name="P2" draw:layer="layout" svg:width="4.14cm" svg:height="0.683cm" svg:x="15.145cm" svg:y="20.395cm">
            <draw:text-box>
              <text:p><text:span text:style-name="T2">telephone_secretaire</text:span></text:p>
            </draw:text-box>
          </draw:frame>
          <draw:frame draw:style-name="gr62" draw:text-style-name="P2" draw:layer="layout" svg:width="3.381cm" svg:height="0.683cm" svg:x="15.145cm" svg:y="20.98cm">
            <draw:text-box>
              <text:p text:style-name="P3"><text:span text:style-name="T2">statut_secretaire</text:span></text:p>
            </draw:text-box>
          </draw:frame>
          <draw:frame draw:style-name="gr64" draw:text-style-name="P2" draw:layer="layout" svg:width="3.576cm" svg:height="0.683cm" svg:x="15.145cm" svg:y="21.564cm">
            <draw:text-box>
              <text:p text:style-name="P3"><text:span text:style-name="T2">salaire_secretaire</text:span></text:p>
            </draw:text-box>
          </draw:frame>
          <draw:frame draw:style-name="gr65" draw:text-style-name="P2" draw:layer="layout" svg:width="5.222cm" svg:height="0.683cm" svg:x="15.145cm" svg:y="22.165cm">
            <draw:text-box>
              <text:p><text:span text:style-name="T2">date_embauche_secretaire</text:span></text:p>
            </draw:text-box>
          </draw:frame>
          <draw:frame draw:style-name="gr66" draw:text-style-name="P2" draw:layer="layout" svg:width="5.07cm" svg:height="0.683cm" svg:x="15.145cm" svg:y="22.766cm">
            <draw:text-box>
              <text:p text:style-name="P3"><text:span text:style-name="T2">id_compte</text:span><text:span text:style-name="T2"><text:tab/></text:span><text:span text:style-name="T2"><text:tab/></text:span><text:span text:style-name="T2"> <text:s text:c="4"/></text:span><text:span text:style-name="T3">#</text:span></text:p>
            </draw:text-box>
          </draw:frame>
          <draw:g draw:style-name="gr1">
            <draw:custom-shape draw:style-name="gr45" draw:text-style-name="P6" draw:layer="layout" svg:width="5.08cm" svg:height="7.937cm" svg:x="15.15cm" svg:y="15.629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6" draw:layer="layout" svg:x1="15.15cm" svg:y1="16.285cm" svg:x2="20.23cm" svg:y2="16.285cm">
              <text:p/>
            </draw:line>
          </draw:g>
          <draw:frame draw:style-name="gr67" draw:text-style-name="P5" draw:layer="layout" svg:width="2.732cm" svg:height="0.683cm" svg:x="16.345cm" svg:y="15.605cm">
            <draw:text-box>
              <text:p text:style-name="P4"><text:span text:style-name="T4">secretaire</text:span></text:p>
            </draw:text-box>
          </draw:frame>
        </draw:g>
        <draw:g draw:style-name="gr1" xml:id="id9" draw:id="id9">
          <draw:frame draw:style-name="gr68" draw:text-style-name="P1" draw:layer="layout" svg:width="2.212cm" svg:height="0.683cm" svg:x="0.95cm" svg:y="12.806cm">
            <draw:text-box>
              <text:p><text:span text:style-name="T1">id_facture</text:span></text:p>
            </draw:text-box>
          </draw:frame>
          <draw:frame draw:style-name="gr69" draw:text-style-name="P2" draw:layer="layout" svg:width="3.317cm" svg:height="0.683cm" svg:x="0.95cm" svg:y="13.39cm">
            <draw:text-box>
              <text:p><text:span text:style-name="T2">montant_facture</text:span></text:p>
            </draw:text-box>
          </draw:frame>
          <draw:frame draw:style-name="gr70" draw:text-style-name="P16" draw:layer="layout" svg:width="4.421cm" svg:height="0.683cm" svg:x="0.95cm" svg:y="13.975cm">
            <draw:text-box>
              <text:p text:style-name="P3"><text:span text:style-name="T2">statut_facture</text:span></text:p>
            </draw:text-box>
          </draw:frame>
          <draw:frame draw:style-name="gr71" draw:text-style-name="P16" draw:layer="layout" svg:width="5.027cm" svg:height="0.683cm" svg:x="0.95cm" svg:y="14.559cm">
            <draw:text-box>
              <text:p text:style-name="P3"><text:span text:style-name="T2">methode_paiment_facture</text:span></text:p>
            </draw:text-box>
          </draw:frame>
          <draw:frame draw:style-name="gr72" draw:text-style-name="P16" draw:layer="layout" svg:width="3.793cm" svg:height="0.683cm" svg:x="0.951cm" svg:y="15.16cm">
            <draw:text-box>
              <text:p text:style-name="P3"><text:span text:style-name="T2">description_facture</text:span></text:p>
            </draw:text-box>
          </draw:frame>
          <draw:frame draw:style-name="gr73" draw:text-style-name="P16" draw:layer="layout" svg:width="4.81cm" svg:height="0.683cm" svg:x="0.952cm" svg:y="15.761cm">
            <draw:text-box>
              <text:p text:style-name="P3"><text:span text:style-name="T5">date_emission_facture</text:span></text:p>
            </draw:text-box>
          </draw:frame>
          <draw:frame draw:style-name="gr74" draw:text-style-name="P16" draw:layer="layout" svg:width="4.269cm" svg:height="0.683cm" svg:x="0.953cm" svg:y="16.362cm">
            <draw:text-box>
              <text:p text:style-name="P3"><text:span text:style-name="T2">date_paiment_facture</text:span></text:p>
            </draw:text-box>
          </draw:frame>
          <draw:g draw:style-name="gr1">
            <draw:custom-shape draw:style-name="gr75" draw:text-style-name="P6" draw:layer="layout" svg:width="5.118cm" svg:height="5.715cm" svg:x="0.962cm" svg:y="12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6" draw:layer="layout" svg:x1="0.962cm" svg:y1="12.803cm" svg:x2="6.08cm" svg:y2="12.803cm">
              <text:p/>
            </draw:line>
          </draw:g>
          <draw:frame draw:style-name="gr76" draw:text-style-name="P15" draw:layer="layout" svg:width="2.212cm" svg:height="0.683cm" svg:x="2.15cm" svg:y="12.107cm">
            <draw:text-box>
              <text:p text:style-name="P4"><text:span text:style-name="T4">facture</text:span></text:p>
            </draw:text-box>
          </draw:frame>
          <draw:frame draw:style-name="gr77" draw:text-style-name="P2" draw:layer="layout" svg:width="5.126cm" svg:height="0.683cm" svg:x="0.954cm" svg:y="16.963cm">
            <draw:text-box>
              <text:p><text:span text:style-name="T2">id_rdv</text:span><text:span text:style-name="T2"><text:tab/></text:span><text:span text:style-name="T2"><text:tab/></text:span><text:span text:style-name="T2"><text:tab/></text:span><text:span text:style-name="T2"> <text:s text:c="4"/></text:span><text:span text:style-name="T9">#</text:span></text:p>
            </draw:text-box>
          </draw:frame>
        </draw:g>
        <draw:g draw:style-name="gr1" xml:id="id6" draw:id="id6">
          <draw:frame draw:style-name="gr78" draw:text-style-name="P1" draw:layer="layout" svg:width="4.097cm" svg:height="0.683cm" svg:x="8.63cm" svg:y="18.159cm">
            <draw:text-box>
              <text:p><text:span text:style-name="T1">id_analyse_generale</text:span></text:p>
            </draw:text-box>
          </draw:frame>
          <draw:frame draw:style-name="gr79" draw:text-style-name="P2" draw:layer="layout" svg:width="4.551cm" svg:height="0.683cm" svg:x="8.63cm" svg:y="18.743cm">
            <draw:text-box>
              <text:p text:style-name="P7"><text:span text:style-name="T5">globules_rouges</text:span></text:p>
            </draw:text-box>
          </draw:frame>
          <draw:frame draw:style-name="gr10" draw:text-style-name="P2" draw:layer="layout" svg:width="4.854cm" svg:height="0.683cm" svg:x="8.63cm" svg:y="19.328cm">
            <draw:text-box>
              <text:p text:style-name="P7"><text:span text:style-name="T5">globules_rouges_unite</text:span></text:p>
            </draw:text-box>
          </draw:frame>
          <draw:g draw:style-name="gr1">
            <draw:custom-shape draw:style-name="gr80" draw:text-style-name="P6" draw:layer="layout" svg:width="5.989cm" svg:height="10.405cm" svg:x="8.663cm" svg:y="17.4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6" draw:layer="layout" svg:x1="8.663cm" svg:y1="18.094cm" svg:x2="14.652cm" svg:y2="18.094cm">
              <text:p/>
            </draw:line>
          </draw:g>
          <draw:frame draw:style-name="gr81" draw:text-style-name="P5" draw:layer="layout" svg:width="4.097cm" svg:height="0.683cm" svg:x="9.031cm" svg:y="17.46cm">
            <draw:text-box>
              <text:p text:style-name="P4"><text:span text:style-name="T4">analyse_generale</text:span></text:p>
            </draw:text-box>
          </draw:frame>
          <draw:frame draw:style-name="gr66" draw:text-style-name="P2" draw:layer="layout" svg:width="5.07cm" svg:height="0.683cm" svg:x="8.63cm" svg:y="19.929cm">
            <draw:text-box>
              <text:p text:style-name="P7"><text:span text:style-name="T5">globules_blancs</text:span></text:p>
            </draw:text-box>
          </draw:frame>
          <draw:frame draw:style-name="gr66" draw:text-style-name="P2" draw:layer="layout" svg:width="5.07cm" svg:height="0.683cm" svg:x="8.63cm" svg:y="20.53cm">
            <draw:text-box>
              <text:p text:style-name="P7"><text:span text:style-name="T5">globules_blancs_unite</text:span></text:p>
            </draw:text-box>
          </draw:frame>
          <draw:frame draw:style-name="gr66" draw:text-style-name="P2" draw:layer="layout" svg:width="5.07cm" svg:height="0.683cm" svg:x="8.63cm" svg:y="21.13cm">
            <draw:text-box>
              <text:p text:style-name="P7"><text:span text:style-name="T5">plaquettes</text:span></text:p>
            </draw:text-box>
          </draw:frame>
          <draw:frame draw:style-name="gr66" draw:text-style-name="P2" draw:layer="layout" svg:width="5.07cm" svg:height="0.683cm" svg:x="8.63cm" svg:y="21.73cm">
            <draw:text-box>
              <text:p text:style-name="P7"><text:span text:style-name="T5">plaquettes_unite</text:span></text:p>
            </draw:text-box>
          </draw:frame>
          <draw:frame draw:style-name="gr82" draw:text-style-name="P2" draw:layer="layout" svg:width="6.067cm" svg:height="0.683cm" svg:x="8.63cm" svg:y="22.33cm">
            <draw:text-box>
              <text:p text:style-name="P3"><text:span text:style-name="T5">interpretation_analyse_generale</text:span></text:p>
            </draw:text-box>
          </draw:frame>
          <draw:frame draw:style-name="gr83" draw:text-style-name="P2" draw:layer="layout" svg:width="6.044cm" svg:height="0.683cm" svg:x="8.63cm" svg:y="22.93cm">
            <draw:text-box>
              <text:p text:style-name="P3"><text:span text:style-name="T5">commentaire_analyse_generale</text:span></text:p>
            </draw:text-box>
          </draw:frame>
          <draw:frame draw:style-name="gr66" draw:text-style-name="P2" draw:layer="layout" svg:width="5.07cm" svg:height="0.683cm" svg:x="8.63cm" svg:y="23.53cm">
            <draw:text-box>
              <text:p text:style-name="P3"><text:span text:style-name="T5">statut_analyse_generale</text:span></text:p>
            </draw:text-box>
          </draw:frame>
          <draw:frame draw:style-name="gr66" draw:text-style-name="P2" draw:layer="layout" svg:width="5.07cm" svg:height="0.683cm" svg:x="8.63cm" svg:y="24.13cm">
            <draw:text-box>
              <text:p text:style-name="P3"><text:span text:style-name="T5">date_analyse_generale</text:span></text:p>
            </draw:text-box>
          </draw:frame>
          <draw:frame draw:style-name="gr84" draw:text-style-name="P2" draw:layer="layout" svg:width="5.979cm" svg:height="0.683cm" svg:x="8.63cm" svg:y="24.73cm">
            <draw:text-box>
              <text:p text:style-name="P3"><text:span text:style-name="T5">id_prelevement <text:s text:c="23"/></text:span><text:span text:style-name="T8">#</text:span></text:p>
            </draw:text-box>
          </draw:frame>
          <draw:frame draw:style-name="gr85" draw:text-style-name="P2" draw:layer="layout" svg:width="5.936cm" svg:height="0.683cm" svg:x="8.63cm" svg:y="25.331cm">
            <draw:text-box>
              <text:p text:style-name="P3"><text:span text:style-name="T5">id_examen</text:span><text:span text:style-name="T5"><text:tab/></text:span><text:span text:style-name="T5"><text:tab/></text:span><text:span text:style-name="T5"> <text:s text:c="12"/></text:span><text:span text:style-name="T8">#</text:span></text:p>
            </draw:text-box>
          </draw:frame>
          <draw:frame draw:style-name="gr86" draw:text-style-name="P2" draw:layer="layout" svg:width="5.914cm" svg:height="0.683cm" svg:x="8.63cm" svg:y="25.931cm">
            <draw:text-box>
              <text:p text:style-name="P3"><text:span text:style-name="T5">id_technicien <text:s text:c="26"/></text:span><text:span text:style-name="T8">#</text:span></text:p>
            </draw:text-box>
          </draw:frame>
          <draw:frame draw:style-name="gr87" draw:text-style-name="P2" draw:layer="layout" svg:width="6.001cm" svg:height="0.683cm" svg:x="8.63cm" svg:y="26.531cm">
            <draw:text-box>
              <text:p text:style-name="P3"><text:span text:style-name="T5">id_chef_technicien <text:s text:c="18"/></text:span><text:span text:style-name="T8">#</text:span></text:p>
            </draw:text-box>
          </draw:frame>
          <draw:frame draw:style-name="gr88" draw:text-style-name="P2" draw:layer="layout" svg:width="5.98cm" svg:height="0.683cm" svg:x="8.63cm" svg:y="27.132cm">
            <draw:text-box>
              <text:p text:style-name="P3"><text:span text:style-name="T5">id_medecin_biologiste <text:s text:c="12"/></text:span><text:span text:style-name="T8">#</text:span></text:p>
            </draw:text-box>
          </draw:frame>
        </draw:g>
        <draw:g draw:style-name="gr1" xml:id="id11" draw:id="id11">
          <draw:frame draw:style-name="gr34" draw:text-style-name="P1" draw:layer="layout" svg:width="2.407cm" svg:height="0.683cm" svg:x="3.422cm" svg:y="22.207cm">
            <draw:text-box>
              <text:p><text:span text:style-name="T1">id_examen</text:span></text:p>
            </draw:text-box>
          </draw:frame>
          <draw:frame draw:style-name="gr89" draw:text-style-name="P2" draw:layer="layout" svg:width="2.862cm" svg:height="0.683cm" svg:x="3.422cm" svg:y="22.791cm">
            <draw:text-box>
              <text:p><text:span text:style-name="T2">nom_examen</text:span></text:p>
            </draw:text-box>
          </draw:frame>
          <draw:frame draw:style-name="gr90" draw:text-style-name="P2" draw:layer="layout" svg:width="2.949cm" svg:height="0.683cm" svg:x="3.422cm" svg:y="23.376cm">
            <draw:text-box>
              <text:p><text:span text:style-name="T2">code_examen</text:span></text:p>
            </draw:text-box>
          </draw:frame>
          <draw:frame draw:style-name="gr91" draw:text-style-name="P2" draw:layer="layout" svg:width="3.988cm" svg:height="0.683cm" svg:x="3.422cm" svg:y="23.96cm">
            <draw:text-box>
              <text:p><text:span text:style-name="T2">description_examen</text:span></text:p>
            </draw:text-box>
          </draw:frame>
          <draw:frame draw:style-name="gr92" draw:text-style-name="P2" draw:layer="layout" svg:width="4.464cm" svg:height="0.683cm" svg:x="3.423cm" svg:y="24.561cm">
            <draw:text-box>
              <text:p text:style-name="P3"><text:span text:style-name="T2">cout_examen</text:span></text:p>
            </draw:text-box>
          </draw:frame>
          <draw:frame draw:style-name="gr32" draw:text-style-name="P2" draw:layer="layout" svg:width="3.057cm" svg:height="0.683cm" svg:x="3.424cm" svg:y="25.162cm">
            <draw:text-box>
              <text:p><text:span text:style-name="T2">statut_examen</text:span></text:p>
            </draw:text-box>
          </draw:frame>
          <draw:frame draw:style-name="gr92" draw:text-style-name="P2" draw:layer="layout" svg:width="4.464cm" svg:height="0.683cm" svg:x="3.425cm" svg:y="25.763cm">
            <draw:text-box>
              <text:p text:style-name="P3"><text:span text:style-name="T2">date_creation_examen</text:span></text:p>
            </draw:text-box>
          </draw:frame>
          <draw:g draw:style-name="gr1">
            <draw:custom-shape draw:style-name="gr93" draw:text-style-name="P6" draw:layer="layout" svg:width="4.583cm" svg:height="5.08cm" svg:x="3.419cm" svg:y="21.572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6" draw:layer="layout" svg:x1="3.419cm" svg:y1="22.275cm" svg:x2="8.002cm" svg:y2="22.275cm">
              <text:p/>
            </draw:line>
          </draw:g>
          <draw:frame draw:style-name="gr46" draw:text-style-name="P15" draw:layer="layout" svg:width="2.407cm" svg:height="0.683cm" svg:x="4.577cm" svg:y="21.608cm">
            <draw:text-box>
              <text:p text:style-name="P4"><text:span text:style-name="T4">examen</text:span></text:p>
            </draw:text-box>
          </draw:frame>
        </draw:g>
        <draw:connector draw:style-name="gr94" draw:text-style-name="P6" draw:layer="layout" draw:type="lines" draw:line-skew="0.434cm" svg:x1="13.702cm" svg:y1="3.188cm" svg:x2="17.192cm" svg:y2="3.698cm" draw:start-shape="id2" draw:start-glue-point="1" draw:end-shape="id3" draw:end-glue-point="3" svg:d="M13702 3188h950l2040 510h500" svg:viewBox="0 0 3491 511">
          <text:p/>
        </draw:connector>
        <draw:connector draw:style-name="gr95" draw:text-style-name="P6" draw:layer="layout" draw:type="lines" svg:x1="13.702cm" svg:y1="3.188cm" svg:x2="15.282cm" svg:y2="11.318cm" draw:start-shape="id2" draw:start-glue-point="1" draw:end-shape="id4" draw:end-glue-point="3" svg:d="M13702 3188h516l546 8130h518" svg:viewBox="0 0 1581 8131">
          <text:p/>
        </draw:connector>
        <draw:connector draw:style-name="gr96" draw:text-style-name="P6" draw:layer="layout" draw:type="lines" svg:x1="9.572cm" svg:y1="3.188cm" svg:x2="6.806cm" svg:y2="3.316cm" draw:start-shape="id2" draw:start-glue-point="3" draw:end-shape="id5" draw:end-glue-point="1" svg:d="M9572 3188h-518l-1748 128h-500" svg:viewBox="0 0 2767 129">
          <text:p/>
        </draw:connector>
        <draw:connector draw:style-name="gr97" draw:text-style-name="P6" draw:layer="layout" svg:x1="11.663cm" svg:y1="17.424cm" svg:x2="11.637cm" svg:y2="5.762cm" draw:start-shape="id6" draw:start-glue-point="0" draw:end-shape="id2" draw:end-glue-point="2" svg:d="M11663 17424v-5840h-26v-5822" svg:viewBox="0 0 27 11663">
          <text:p/>
        </draw:connector>
        <draw:connector draw:style-name="gr98" draw:text-style-name="P6" draw:layer="layout" draw:type="lines" draw:line-skew="0.752cm" svg:x1="6.081cm" svg:y1="8.937cm" svg:x2="6.806cm" svg:y2="3.316cm" draw:start-shape="id7" draw:start-glue-point="1" draw:end-shape="id5" draw:end-glue-point="1" svg:d="M6081 8937h1269l-44-5621h-500" svg:viewBox="0 0 1270 5622">
          <text:p/>
        </draw:connector>
        <draw:connector draw:style-name="gr99" draw:text-style-name="P6" draw:layer="layout" draw:line-skew="-0.751cm" svg:x1="6.381cm" svg:y1="11.676cm" svg:x2="1.952cm" svg:y2="3.316cm" draw:start-shape="id8" draw:start-glue-point="3" draw:end-shape="id5" draw:end-glue-point="3" svg:d="M6381 11676h-5699v-8360h1270" svg:viewBox="0 0 5700 8361">
          <text:p/>
        </draw:connector>
        <draw:connector draw:style-name="gr100" draw:text-style-name="P6" draw:layer="layout" svg:x1="6.08cm" svg:y1="14.957cm" svg:x2="8.191cm" svg:y2="14.152cm" draw:start-shape="id9" draw:start-glue-point="1" draw:end-shape="id8" draw:end-glue-point="2" svg:d="M6080 14957h2111v-805" svg:viewBox="0 0 2112 806">
          <text:p/>
        </draw:connector>
        <draw:g draw:style-name="gr1" xml:id="id10" draw:id="id10">
          <draw:frame draw:style-name="gr19" draw:text-style-name="P10" draw:layer="layout" svg:width="4.446cm" svg:height="0.683cm" svg:x="6.179cm" svg:y="15.863cm">
            <draw:text-box>
              <text:p text:style-name="P9"><text:span text:style-name="T6">id_prelevement</text:span><text:span text:style-name="T10"> <text:s text:c="8"/></text:span><text:span text:style-name="T11">#</text:span></text:p>
            </draw:text-box>
          </draw:frame>
          <draw:g draw:style-name="gr1">
            <draw:custom-shape draw:style-name="gr101" draw:text-style-name="P6" draw:layer="layout" svg:width="4.43cm" svg:height="2.05cm" svg:x="6.194cm" svg:y="15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6" draw:layer="layout" svg:x1="6.194cm" svg:y1="15.901cm" svg:x2="10.624cm" svg:y2="15.901cm">
              <text:p/>
            </draw:line>
          </draw:g>
          <draw:frame draw:style-name="gr25" draw:text-style-name="P17" draw:layer="layout" svg:width="4.445cm" svg:height="0.683cm" svg:x="6.18cm" svg:y="15.264cm">
            <draw:text-box>
              <text:p text:style-name="P12"><text:span text:style-name="T12">prelevement_examen</text:span></text:p>
            </draw:text-box>
          </draw:frame>
          <draw:frame draw:style-name="gr19" draw:text-style-name="P10" draw:layer="layout" svg:width="4.446cm" svg:height="0.683cm" svg:x="6.179cm" svg:y="16.464cm">
            <draw:text-box>
              <text:p text:style-name="P9"><text:span text:style-name="T6">id_examen</text:span><text:span text:style-name="T6"><text:tab/></text:span><text:span text:style-name="T10"> <text:s text:c="9"/></text:span><text:span text:style-name="T11">#</text:span></text:p>
            </draw:text-box>
          </draw:frame>
        </draw:g>
        <draw:connector draw:style-name="gr102" draw:text-style-name="P6" draw:layer="layout" draw:line-skew="4.21cm" svg:x1="8.402cm" svg:y1="15.21cm" svg:x2="11.637cm" svg:y2="5.762cm" draw:start-shape="id10" draw:start-glue-point="0" draw:end-shape="id2" draw:end-glue-point="2" svg:d="M8402 15210v-523h3235v-8925" svg:viewBox="0 0 3236 9449">
          <text:p/>
        </draw:connector>
        <draw:connector draw:style-name="gr103" draw:text-style-name="P6" draw:layer="layout" draw:line-skew="-1.154cm" svg:x1="8.402cm" svg:y1="17.26cm" svg:x2="5.71cm" svg:y2="21.572cm" draw:start-shape="id10" draw:start-glue-point="2" draw:end-shape="id11" draw:end-glue-point="0" svg:d="M8402 17260v1002h-2692v3310" svg:viewBox="0 0 2693 4313">
          <text:p/>
        </draw:connector>
        <draw:g draw:style-name="gr1" xml:id="id12" draw:id="id12">
          <draw:frame draw:style-name="gr19" draw:text-style-name="P10" draw:layer="layout" svg:width="4.446cm" svg:height="0.683cm" svg:x="0.681cm" svg:y="19.35cm">
            <draw:text-box>
              <text:p text:style-name="P9"><text:span text:style-name="T6">id_facture</text:span><text:span text:style-name="T10"> <text:s text:c="17"/></text:span><text:span text:style-name="T11">#</text:span></text:p>
            </draw:text-box>
          </draw:frame>
          <draw:g draw:style-name="gr1">
            <draw:custom-shape draw:style-name="gr104" draw:text-style-name="P6" draw:layer="layout" svg:width="4.43cm" svg:height="2.058cm" svg:x="0.696cm" svg:y="18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6" draw:layer="layout" svg:x1="0.696cm" svg:y1="19.388cm" svg:x2="5.126cm" svg:y2="19.388cm">
              <text:p/>
            </draw:line>
          </draw:g>
          <draw:frame draw:style-name="gr25" draw:text-style-name="P13" draw:layer="layout" svg:width="4.445cm" svg:height="0.683cm" svg:x="0.682cm" svg:y="18.751cm">
            <draw:text-box>
              <text:p text:style-name="P12"><text:span text:style-name="T7">facture_examen</text:span></text:p>
            </draw:text-box>
          </draw:frame>
          <draw:frame draw:style-name="gr19" draw:text-style-name="P10" draw:layer="layout" svg:width="4.446cm" svg:height="0.683cm" svg:x="0.681cm" svg:y="19.951cm">
            <draw:text-box>
              <text:p text:style-name="P9"><text:span text:style-name="T6">id_examen</text:span><text:span text:style-name="T6"><text:tab/></text:span><text:span text:style-name="T10"> <text:s text:c="9"/></text:span><text:span text:style-name="T11">#</text:span></text:p>
            </draw:text-box>
          </draw:frame>
        </draw:g>
        <draw:connector draw:style-name="gr105" draw:text-style-name="P6" draw:layer="layout" svg:x1="0.681cm" svg:y1="19.726cm" svg:x2="0.95cm" svg:y2="14.957cm" draw:start-shape="id12" draw:start-glue-point="3" draw:end-shape="id9" draw:end-glue-point="3" svg:d="M681 19726h-503v-4769h772" svg:viewBox="0 0 773 4770">
          <text:p/>
        </draw:connector>
        <draw:connector draw:style-name="gr106" draw:text-style-name="P6" draw:layer="layout" svg:x1="2.904cm" svg:y1="20.755cm" svg:x2="3.419cm" svg:y2="24.112cm" draw:start-shape="id12" draw:start-glue-point="2" draw:end-shape="id11" draw:end-glue-point="3" svg:d="M2904 20755v3357h515" svg:viewBox="0 0 516 3358">
          <text:p/>
        </draw:connector>
        <draw:line draw:style-name="gr107" draw:text-style-name="P6" draw:layer="layout" svg:x1="14.94cm" svg:y1="17.192cm" svg:x2="14.94cm" svg:y2="27.94cm">
          <text:p/>
        </draw:line>
        <draw:line draw:style-name="gr107" draw:text-style-name="P6" draw:layer="layout" svg:x1="3.419cm" svg:y1="24.792cm" svg:x2="1.317cm" svg:y2="24.812cm">
          <text:p/>
        </draw:line>
        <draw:line draw:style-name="gr107" draw:text-style-name="P6" draw:layer="layout" svg:x1="1.317cm" svg:y1="24.812cm" svg:x2="1.317cm" svg:y2="27.94cm">
          <text:p/>
        </draw:line>
        <draw:line draw:style-name="gr108" draw:text-style-name="P6" draw:layer="layout" svg:x1="10.002cm" svg:y1="11.795cm" svg:x2="15.145cm" svg:y2="16.531cm">
          <text:p/>
        </draw:line>
        <draw:line draw:style-name="gr107" draw:text-style-name="P6" draw:layer="layout" svg:x1="14.94cm" svg:y1="17.192cm" svg:x2="11.663cm" svg:y2="17.185cm">
          <text:p/>
        </draw:line>
      </draw:page>
      <draw:page draw:name="page2" draw:style-name="dp1" draw:master-page-name="Default">
        <draw:g draw:style-name="gr1" xml:id="id18" draw:id="id18">
          <draw:frame draw:style-name="gr49" draw:text-style-name="P1" draw:layer="layout" svg:width="3.23cm" svg:height="0.683cm" svg:x="15.682cm" svg:y="10.525cm">
            <draw:text-box>
              <text:p><text:span text:style-name="T1">id_technicien</text:span></text:p>
            </draw:text-box>
          </draw:frame>
          <draw:frame draw:style-name="gr109" draw:text-style-name="P2" draw:layer="layout" svg:width="3.685cm" svg:height="0.683cm" svg:x="15.682cm" svg:y="11.109cm">
            <draw:text-box>
              <text:p><text:span text:style-name="T2">nom_technicien</text:span></text:p>
            </draw:text-box>
          </draw:frame>
          <draw:frame draw:style-name="gr110" draw:text-style-name="P2" draw:layer="layout" svg:width="4.248cm" svg:height="0.683cm" svg:x="15.682cm" svg:y="11.694cm">
            <draw:text-box>
              <text:p><text:span text:style-name="T2">prenom_technicien</text:span></text:p>
            </draw:text-box>
          </draw:frame>
          <draw:frame draw:style-name="gr111" draw:text-style-name="P2" draw:layer="layout" svg:width="3.425cm" svg:height="0.683cm" svg:x="15.682cm" svg:y="12.278cm">
            <draw:text-box>
              <text:p><text:span text:style-name="T2">cin_technicien</text:span></text:p>
            </draw:text-box>
          </draw:frame>
          <draw:frame draw:style-name="gr112" draw:text-style-name="P2" draw:layer="layout" svg:width="5.655cm" svg:height="0.683cm" svg:x="15.682cm" svg:y="12.863cm">
            <draw:text-box>
              <text:p><text:span text:style-name="T2">date_technicien</text:span></text:p>
            </draw:text-box>
          </draw:frame>
          <draw:frame draw:style-name="gr113" draw:text-style-name="P2" draw:layer="layout" svg:width="3.75cm" svg:height="0.683cm" svg:x="15.682cm" svg:y="13.447cm">
            <draw:text-box>
              <text:p><text:span text:style-name="T2">sexe_technicien</text:span></text:p>
            </draw:text-box>
          </draw:frame>
          <draw:frame draw:style-name="gr114" draw:text-style-name="P2" draw:layer="layout" svg:width="4.313cm" svg:height="0.683cm" svg:x="15.682cm" svg:y="14.032cm">
            <draw:text-box>
              <text:p><text:span text:style-name="T2">adresse_technicien</text:span></text:p>
            </draw:text-box>
          </draw:frame>
          <draw:frame draw:style-name="gr115" draw:text-style-name="P2" draw:layer="layout" svg:width="4.638cm" svg:height="0.683cm" svg:x="15.682cm" svg:y="14.616cm">
            <draw:text-box>
              <text:p><text:span text:style-name="T2">telephone_technicien</text:span></text:p>
            </draw:text-box>
          </draw:frame>
          <draw:frame draw:style-name="gr116" draw:text-style-name="P2" draw:layer="layout" svg:width="3.858cm" svg:height="0.683cm" svg:x="15.682cm" svg:y="15.201cm">
            <draw:text-box>
              <text:p text:style-name="P3"><text:span text:style-name="T2">statut_technicien</text:span></text:p>
            </draw:text-box>
          </draw:frame>
          <draw:frame draw:style-name="gr117" draw:text-style-name="P2" draw:layer="layout" svg:width="3.966cm" svg:height="0.683cm" svg:x="15.682cm" svg:y="15.785cm">
            <draw:text-box>
              <text:p text:style-name="P3"><text:span text:style-name="T2">salaire_echnicien</text:span></text:p>
            </draw:text-box>
          </draw:frame>
          <draw:frame draw:style-name="gr118" draw:text-style-name="P2" draw:layer="layout" svg:width="5.72cm" svg:height="0.683cm" svg:x="15.682cm" svg:y="16.386cm">
            <draw:text-box>
              <text:p><text:span text:style-name="T2">date_embauche_technicien</text:span></text:p>
            </draw:text-box>
          </draw:frame>
          <draw:frame draw:style-name="gr119" draw:text-style-name="P2" draw:layer="layout" svg:width="5.178cm" svg:height="0.683cm" svg:x="15.682cm" svg:y="16.987cm">
            <draw:text-box>
              <text:p text:style-name="P3"><text:span text:style-name="T2">id_compte</text:span><text:span text:style-name="T2"><text:tab/></text:span><text:span text:style-name="T2"><text:tab/></text:span><text:span text:style-name="T2"> <text:s text:c="5"/></text:span><text:span text:style-name="T3">#</text:span></text:p>
            </draw:text-box>
          </draw:frame>
          <draw:g draw:style-name="gr1">
            <draw:custom-shape draw:style-name="gr45" draw:text-style-name="P6" draw:layer="layout" svg:width="5.08cm" svg:height="7.937cm" svg:x="15.687cm" svg:y="9.89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6" draw:layer="layout" svg:x1="15.687cm" svg:y1="10.546cm" svg:x2="20.767cm" svg:y2="10.546cm">
              <text:p/>
            </draw:line>
          </draw:g>
          <draw:frame draw:style-name="gr120" draw:text-style-name="P15" draw:layer="layout" svg:width="3.23cm" svg:height="0.683cm" svg:x="16.682cm" svg:y="9.926cm">
            <draw:text-box>
              <text:p text:style-name="P4"><text:span text:style-name="T4">technicien</text:span></text:p>
            </draw:text-box>
          </draw:frame>
        </draw:g>
        <draw:g draw:style-name="gr1" xml:id="id14" draw:id="id14">
          <draw:frame draw:style-name="gr49" draw:text-style-name="P1" draw:layer="layout" svg:width="3.23cm" svg:height="0.683cm" svg:x="15.6cm" svg:y="1.635cm">
            <draw:text-box>
              <text:p><text:span text:style-name="T1">id_medecin_bio</text:span></text:p>
            </draw:text-box>
          </draw:frame>
          <draw:frame draw:style-name="gr109" draw:text-style-name="P2" draw:layer="layout" svg:width="3.685cm" svg:height="0.683cm" svg:x="15.6cm" svg:y="2.219cm">
            <draw:text-box>
              <text:p><text:span text:style-name="T2">nom_medecin_bio</text:span></text:p>
            </draw:text-box>
          </draw:frame>
          <draw:frame draw:style-name="gr110" draw:text-style-name="P2" draw:layer="layout" svg:width="4.248cm" svg:height="0.683cm" svg:x="15.6cm" svg:y="2.804cm">
            <draw:text-box>
              <text:p><text:span text:style-name="T2">prenom_medecin_bio</text:span></text:p>
            </draw:text-box>
          </draw:frame>
          <draw:frame draw:style-name="gr111" draw:text-style-name="P2" draw:layer="layout" svg:width="3.425cm" svg:height="0.683cm" svg:x="15.6cm" svg:y="3.388cm">
            <draw:text-box>
              <text:p><text:span text:style-name="T2">cin_medecin_bio</text:span></text:p>
            </draw:text-box>
          </draw:frame>
          <draw:frame draw:style-name="gr112" draw:text-style-name="P2" draw:layer="layout" svg:width="5.655cm" svg:height="0.683cm" svg:x="15.6cm" svg:y="3.973cm">
            <draw:text-box>
              <text:p><text:span text:style-name="T2">date_naissance_medecin_bio</text:span></text:p>
            </draw:text-box>
          </draw:frame>
          <draw:frame draw:style-name="gr113" draw:text-style-name="P2" draw:layer="layout" svg:width="3.75cm" svg:height="0.683cm" svg:x="15.6cm" svg:y="4.557cm">
            <draw:text-box>
              <text:p><text:span text:style-name="T2">sexe_medecin_bio</text:span></text:p>
            </draw:text-box>
          </draw:frame>
          <draw:frame draw:style-name="gr114" draw:text-style-name="P2" draw:layer="layout" svg:width="4.313cm" svg:height="0.683cm" svg:x="15.6cm" svg:y="5.142cm">
            <draw:text-box>
              <text:p><text:span text:style-name="T2">adresse_medecin_bio</text:span></text:p>
            </draw:text-box>
          </draw:frame>
          <draw:frame draw:style-name="gr115" draw:text-style-name="P2" draw:layer="layout" svg:width="4.638cm" svg:height="0.683cm" svg:x="15.6cm" svg:y="5.726cm">
            <draw:text-box>
              <text:p><text:span text:style-name="T2">telephone_medecin_bio</text:span></text:p>
            </draw:text-box>
          </draw:frame>
          <draw:frame draw:style-name="gr121" draw:text-style-name="P2" draw:layer="layout" svg:width="3.88cm" svg:height="0.683cm" svg:x="15.6cm" svg:y="6.311cm">
            <draw:text-box>
              <text:p text:style-name="P3"><text:span text:style-name="T2">statut_medecin_bio</text:span></text:p>
            </draw:text-box>
          </draw:frame>
          <draw:frame draw:style-name="gr122" draw:text-style-name="P2" draw:layer="layout" svg:width="4.074cm" svg:height="0.683cm" svg:x="15.6cm" svg:y="6.895cm">
            <draw:text-box>
              <text:p text:style-name="P3"><text:span text:style-name="T2">salaire_medecin_bio</text:span></text:p>
            </draw:text-box>
          </draw:frame>
          <draw:frame draw:style-name="gr118" draw:text-style-name="P2" draw:layer="layout" svg:width="5.72cm" svg:height="0.683cm" svg:x="15.6cm" svg:y="7.496cm">
            <draw:text-box>
              <text:p><text:span text:style-name="T2">date_embauche_medecin_bio</text:span></text:p>
            </draw:text-box>
          </draw:frame>
          <draw:frame draw:style-name="gr123" draw:text-style-name="P2" draw:layer="layout" svg:width="5.719cm" svg:height="0.683cm" svg:x="15.6cm" svg:y="8.097cm">
            <draw:text-box>
              <text:p text:style-name="P3"><text:span text:style-name="T2">id_compte</text:span><text:span text:style-name="T2"><text:tab/></text:span><text:span text:style-name="T2"><text:tab/></text:span><text:span text:style-name="T2"> <text:s text:c="10"/></text:span><text:span text:style-name="T3">#</text:span></text:p>
            </draw:text-box>
          </draw:frame>
          <draw:g draw:style-name="gr1">
            <draw:custom-shape draw:style-name="gr124" draw:text-style-name="P6" draw:layer="layout" svg:width="5.715cm" svg:height="7.937cm" svg:x="15.605cm" svg:y="1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6" draw:layer="layout" svg:x1="15.605cm" svg:y1="1.656cm" svg:x2="21.32cm" svg:y2="1.656cm">
              <text:p/>
            </draw:line>
          </draw:g>
          <draw:frame draw:style-name="gr120" draw:text-style-name="P15" draw:layer="layout" svg:width="3.23cm" svg:height="0.683cm" svg:x="16.907cm" svg:y="1.036cm">
            <draw:text-box>
              <text:p text:style-name="P4"><text:span text:style-name="T4">medecin_bio</text:span></text:p>
            </draw:text-box>
          </draw:frame>
        </draw:g>
        <draw:g draw:style-name="gr1" xml:id="id19" draw:id="id19">
          <draw:frame draw:style-name="gr125" draw:text-style-name="P1" draw:layer="layout" svg:width="3.728cm" svg:height="0.683cm" svg:x="15.382cm" svg:y="19.915cm">
            <draw:text-box>
              <text:p><text:span text:style-name="T1">id_chef_technicien</text:span></text:p>
            </draw:text-box>
          </draw:frame>
          <draw:frame draw:style-name="gr126" draw:text-style-name="P2" draw:layer="layout" svg:width="4.183cm" svg:height="0.683cm" svg:x="15.382cm" svg:y="20.499cm">
            <draw:text-box>
              <text:p><text:span text:style-name="T2">nom_chef_technicien</text:span></text:p>
            </draw:text-box>
          </draw:frame>
          <draw:frame draw:style-name="gr127" draw:text-style-name="P2" draw:layer="layout" svg:width="4.746cm" svg:height="0.683cm" svg:x="15.382cm" svg:y="21.084cm">
            <draw:text-box>
              <text:p><text:span text:style-name="T2">prenom_chef_technicien</text:span></text:p>
            </draw:text-box>
          </draw:frame>
          <draw:frame draw:style-name="gr128" draw:text-style-name="P2" draw:layer="layout" svg:width="3.923cm" svg:height="0.683cm" svg:x="15.382cm" svg:y="21.668cm">
            <draw:text-box>
              <text:p><text:span text:style-name="T2">cin_chef_technicien</text:span></text:p>
            </draw:text-box>
          </draw:frame>
          <draw:frame draw:style-name="gr112" draw:text-style-name="P2" draw:layer="layout" svg:width="5.655cm" svg:height="0.683cm" svg:x="15.382cm" svg:y="22.253cm">
            <draw:text-box>
              <text:p><text:span text:style-name="T2">date_chef_technicien</text:span></text:p>
            </draw:text-box>
          </draw:frame>
          <draw:frame draw:style-name="gr110" draw:text-style-name="P2" draw:layer="layout" svg:width="4.248cm" svg:height="0.683cm" svg:x="15.382cm" svg:y="22.837cm">
            <draw:text-box>
              <text:p><text:span text:style-name="T2">sexe_chef_technicien</text:span></text:p>
            </draw:text-box>
          </draw:frame>
          <draw:frame draw:style-name="gr129" draw:text-style-name="P2" draw:layer="layout" svg:width="4.811cm" svg:height="0.683cm" svg:x="15.382cm" svg:y="23.422cm">
            <draw:text-box>
              <text:p><text:span text:style-name="T2">adresse_chef_technicien</text:span></text:p>
            </draw:text-box>
          </draw:frame>
          <draw:frame draw:style-name="gr130" draw:text-style-name="P2" draw:layer="layout" svg:width="5.136cm" svg:height="0.683cm" svg:x="15.382cm" svg:y="24.006cm">
            <draw:text-box>
              <text:p><text:span text:style-name="T2">telephone_chef_technicien</text:span></text:p>
            </draw:text-box>
          </draw:frame>
          <draw:frame draw:style-name="gr131" draw:text-style-name="P2" draw:layer="layout" svg:width="4.378cm" svg:height="0.683cm" svg:x="15.382cm" svg:y="24.591cm">
            <draw:text-box>
              <text:p text:style-name="P3"><text:span text:style-name="T2">statut_chef_technicien</text:span></text:p>
            </draw:text-box>
          </draw:frame>
          <draw:frame draw:style-name="gr92" draw:text-style-name="P2" draw:layer="layout" svg:width="4.464cm" svg:height="0.683cm" svg:x="15.382cm" svg:y="25.175cm">
            <draw:text-box>
              <text:p text:style-name="P3"><text:span text:style-name="T2">salair_chef_technicien </text:span></text:p>
            </draw:text-box>
          </draw:frame>
          <draw:frame draw:style-name="gr132" draw:text-style-name="P2" draw:layer="layout" svg:width="6.218cm" svg:height="0.683cm" svg:x="15.382cm" svg:y="25.776cm">
            <draw:text-box>
              <text:p><text:span text:style-name="T2">date_embauche_chef_technicien</text:span></text:p>
            </draw:text-box>
          </draw:frame>
          <draw:frame draw:style-name="gr83" draw:text-style-name="P2" draw:layer="layout" svg:width="6.044cm" svg:height="0.683cm" svg:x="15.382cm" svg:y="26.377cm">
            <draw:text-box>
              <text:p text:style-name="P3"><text:span text:style-name="T2">id_compte</text:span><text:span text:style-name="T2"><text:tab/></text:span><text:span text:style-name="T2"><text:tab/></text:span><text:span text:style-name="T2"> <text:s text:c="13"/></text:span><text:span text:style-name="T3">#</text:span></text:p>
            </draw:text-box>
          </draw:frame>
          <draw:g draw:style-name="gr1">
            <draw:custom-shape draw:style-name="gr133" draw:text-style-name="P6" draw:layer="layout" svg:width="5.91cm" svg:height="7.937cm" svg:x="15.51cm" svg:y="19.28cm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6" draw:layer="layout" svg:x1="15.51cm" svg:y1="19.936cm" svg:x2="21.42cm" svg:y2="19.936cm">
              <text:p/>
            </draw:line>
          </draw:g>
          <draw:frame draw:style-name="gr134" draw:text-style-name="P5" draw:layer="layout" svg:width="3.728cm" svg:height="0.683cm" svg:x="16.582cm" svg:y="19.316cm">
            <draw:text-box>
              <text:p text:style-name="P4"><text:span text:style-name="T4">chef_technicien</text:span></text:p>
            </draw:text-box>
          </draw:frame>
        </draw:g>
        <draw:g draw:style-name="gr1" xml:id="id13" draw:id="id13">
          <draw:frame draw:style-name="gr92" draw:text-style-name="P1" draw:layer="layout" svg:width="4.464cm" svg:height="0.683cm" svg:x="2.257cm" svg:y="1.157cm">
            <draw:text-box>
              <text:p><text:span text:style-name="T1">id_analyse_cholesterol</text:span></text:p>
            </draw:text-box>
          </draw:frame>
          <draw:frame draw:style-name="gr109" draw:text-style-name="P2" draw:layer="layout" svg:width="3.685cm" svg:height="0.683cm" svg:x="2.257cm" svg:y="1.741cm">
            <draw:text-box>
              <text:p><text:span text:style-name="T2">cholesterol_total</text:span></text:p>
            </draw:text-box>
          </draw:frame>
          <draw:frame draw:style-name="gr110" draw:text-style-name="P2" draw:layer="layout" svg:width="4.248cm" svg:height="0.683cm" svg:x="2.257cm" svg:y="2.326cm">
            <draw:text-box>
              <text:p text:style-name="P3"><text:span text:style-name="T2">cholesterol_unite</text:span></text:p>
            </draw:text-box>
          </draw:frame>
          <draw:frame draw:style-name="gr111" draw:text-style-name="P2" draw:layer="layout" svg:width="3.425cm" svg:height="0.683cm" svg:x="2.257cm" svg:y="2.91cm">
            <draw:text-box>
              <text:p text:style-name="P3"><text:span text:style-name="T2">cholesterol_ldl</text:span></text:p>
            </draw:text-box>
          </draw:frame>
          <draw:frame draw:style-name="gr135" draw:text-style-name="P2" draw:layer="layout" svg:width="5.08cm" svg:height="0.683cm" svg:x="2.257cm" svg:y="3.495cm">
            <draw:text-box>
              <text:p text:style-name="P3"><text:span text:style-name="T2">cholesterol_hdl</text:span></text:p>
            </draw:text-box>
          </draw:frame>
          <draw:frame draw:style-name="gr113" draw:text-style-name="P2" draw:layer="layout" svg:width="3.75cm" svg:height="0.683cm" svg:x="2.257cm" svg:y="4.079cm">
            <draw:text-box>
              <text:p text:style-name="P3"><text:span text:style-name="T2">triglycerides</text:span></text:p>
            </draw:text-box>
          </draw:frame>
          <draw:frame draw:style-name="gr114" draw:text-style-name="P2" draw:layer="layout" svg:width="4.313cm" svg:height="0.683cm" svg:x="2.257cm" svg:y="4.664cm">
            <draw:text-box>
              <text:p><text:span text:style-name="T2">triglycerides_unit</text:span></text:p>
            </draw:text-box>
          </draw:frame>
          <draw:frame draw:style-name="gr136" draw:text-style-name="P2" draw:layer="layout" svg:width="4.875cm" svg:height="0.683cm" svg:x="2.258cm" svg:y="5.279cm">
            <draw:text-box>
              <text:p><text:span text:style-name="T2">interpretation_cholesterol</text:span></text:p>
            </draw:text-box>
          </draw:frame>
          <draw:frame draw:style-name="gr137" draw:text-style-name="P2" draw:layer="layout" svg:width="4.853cm" svg:height="0.683cm" svg:x="2.258cm" svg:y="5.864cm">
            <draw:text-box>
              <text:p><text:span text:style-name="T2">commentaire_cholesterol</text:span></text:p>
            </draw:text-box>
          </draw:frame>
          <draw:frame draw:style-name="gr138" draw:text-style-name="P2" draw:layer="layout" svg:width="5.114cm" svg:height="0.683cm" svg:x="2.259cm" svg:y="6.465cm">
            <draw:text-box>
              <text:p><text:span text:style-name="T2">statut_analyse_cholesterol</text:span></text:p>
            </draw:text-box>
          </draw:frame>
          <draw:g draw:style-name="gr1">
            <draw:custom-shape draw:style-name="gr139" draw:text-style-name="P6" draw:layer="layout" svg:width="5.218cm" svg:height="10.16cm" svg:x="2.262cm" svg:y="0.3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6" draw:layer="layout" svg:x1="2.262cm" svg:y1="1.169cm" svg:x2="7.48cm" svg:y2="1.169cm">
              <text:p/>
            </draw:line>
          </draw:g>
          <draw:frame draw:style-name="gr140" draw:text-style-name="P18" draw:layer="layout" svg:width="4.464cm" svg:height="0.683cm" svg:x="2.719cm" svg:y="0.458cm">
            <draw:text-box>
              <text:p text:style-name="P4"><text:span text:style-name="T13">analyse_cholesterol</text:span></text:p>
            </draw:text-box>
          </draw:frame>
          <draw:frame draw:style-name="gr138" draw:text-style-name="P2" draw:layer="layout" svg:width="5.114cm" svg:height="0.683cm" svg:x="2.259cm" svg:y="7.066cm">
            <draw:text-box>
              <text:p text:style-name="P3"><text:span text:style-name="T2">date_analyse_cholesterol</text:span></text:p>
            </draw:text-box>
          </draw:frame>
        </draw:g>
        <draw:g draw:style-name="gr1" xml:id="id15" draw:id="id15">
          <draw:g draw:style-name="gr17">
            <draw:frame draw:style-name="gr141" draw:text-style-name="P2" draw:layer="layout" svg:width="4.594cm" svg:height="0.683cm" svg:x="7.532cm" svg:y="15.434cm">
              <draw:text-box>
                <text:p><text:span text:style-name="T2">id_chef_technicien <text:s text:c="5"/></text:span><text:span text:style-name="T9">#</text:span></text:p>
              </draw:text-box>
            </draw:frame>
            <draw:frame draw:style-name="gr6" draw:text-style-name="P2" draw:layer="layout" svg:width="4.616cm" svg:height="0.683cm" svg:x="7.532cm" svg:y="14.935cm">
              <draw:text-box>
                <text:p><text:span text:style-name="T2">id_technicien <text:s text:c="14"/></text:span><text:span text:style-name="T9">#</text:span></text:p>
              </draw:text-box>
            </draw:frame>
            <draw:frame draw:style-name="gr142" draw:text-style-name="P2" draw:layer="layout" svg:width="4.637cm" svg:height="0.683cm" svg:x="7.532cm" svg:y="14.435cm">
              <draw:text-box>
                <text:p><text:span text:style-name="T2">id_examen</text:span><text:span text:style-name="T2"><text:tab/></text:span><text:span text:style-name="T2"> </text:span><text:span text:style-name="T2"><text:tab/></text:span><text:span text:style-name="T2"> </text:span><text:span text:style-name="T9">#</text:span></text:p>
              </draw:text-box>
            </draw:frame>
            <draw:frame draw:style-name="gr143" draw:text-style-name="P2" draw:layer="layout" svg:width="4.681cm" svg:height="0.683cm" svg:x="7.533cm" svg:y="15.936cm">
              <draw:text-box>
                <text:p><text:span text:style-name="T2">id_medecin_biologiste </text:span><text:span text:style-name="T9">#</text:span></text:p>
              </draw:text-box>
            </draw:frame>
            <draw:frame draw:style-name="gr144" draw:text-style-name="P2" draw:layer="layout" svg:width="4.68cm" svg:height="0.683cm" svg:x="7.531cm" svg:y="13.934cm">
              <draw:text-box>
                <text:p text:style-name="P3"><text:span text:style-name="T5">id_prelevement <text:s text:c="11"/></text:span><text:span text:style-name="T8">#</text:span></text:p>
              </draw:text-box>
            </draw:frame>
          </draw:g>
          <draw:g draw:style-name="gr1">
            <draw:frame draw:style-name="gr145" draw:text-style-name="P1" draw:layer="layout" svg:width="4.041cm" svg:height="0.683cm" svg:x="7.503cm" svg:y="9.814cm">
              <draw:text-box>
                <text:p><text:span text:style-name="T1">id_analyse_glucose</text:span></text:p>
              </draw:text-box>
            </draw:frame>
            <draw:frame draw:style-name="gr146" draw:text-style-name="P2" draw:layer="layout" svg:width="3.796cm" svg:height="0.683cm" svg:x="7.503cm" svg:y="10.398cm">
              <draw:text-box>
                <text:p><text:span text:style-name="T2">glucose</text:span></text:p>
              </draw:text-box>
            </draw:frame>
            <draw:frame draw:style-name="gr147" draw:text-style-name="P2" draw:layer="layout" svg:width="4.376cm" svg:height="0.683cm" svg:x="7.503cm" svg:y="10.983cm">
              <draw:text-box>
                <text:p><text:span text:style-name="T2">glucose_unite</text:span></text:p>
              </draw:text-box>
            </draw:frame>
            <draw:frame draw:style-name="gr148" draw:text-style-name="P2" draw:layer="layout" svg:width="4.465cm" svg:height="0.683cm" svg:x="7.503cm" svg:y="11.567cm">
              <draw:text-box>
                <text:p><text:span text:style-name="T2">interpretation_glucose</text:span></text:p>
              </draw:text-box>
            </draw:frame>
            <draw:frame draw:style-name="gr149" draw:text-style-name="P2" draw:layer="layout" svg:width="4.442cm" svg:height="0.683cm" svg:x="7.503cm" svg:y="12.168cm">
              <draw:text-box>
                <text:p><text:span text:style-name="T2">commentaire_glucose</text:span></text:p>
              </draw:text-box>
            </draw:frame>
            <draw:frame draw:style-name="gr150" draw:text-style-name="P2" draw:layer="layout" svg:width="4.711cm" svg:height="0.683cm" svg:x="7.503cm" svg:y="12.769cm">
              <draw:text-box>
                <text:p><text:span text:style-name="T2">statut_analyse_glucose</text:span></text:p>
              </draw:text-box>
            </draw:frame>
            <draw:g draw:style-name="gr1">
              <draw:custom-shape draw:style-name="gr151" draw:text-style-name="P6" draw:layer="layout" svg:width="4.621cm" svg:height="7.668cm" svg:x="7.593cm" svg:y="9.2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4" draw:text-style-name="P6" draw:layer="layout" svg:x1="7.593cm" svg:y1="9.902cm" svg:x2="12.214cm" svg:y2="9.902cm">
                <text:p/>
              </draw:line>
            </draw:g>
            <draw:frame draw:style-name="gr152" draw:text-style-name="P15" draw:layer="layout" svg:width="4.041cm" svg:height="0.683cm" svg:x="7.843cm" svg:y="9.215cm">
              <draw:text-box>
                <text:p text:style-name="P4"><text:span text:style-name="T4">analyse_glucose</text:span></text:p>
              </draw:text-box>
            </draw:frame>
            <draw:frame draw:style-name="gr150" draw:text-style-name="P2" draw:layer="layout" svg:width="4.711cm" svg:height="0.683cm" svg:x="7.504cm" svg:y="13.37cm">
              <draw:text-box>
                <text:p text:style-name="P3"><text:span text:style-name="T2">date_analyse_glucose</text:span></text:p>
              </draw:text-box>
            </draw:frame>
          </draw:g>
        </draw:g>
        <draw:line draw:style-name="gr107" draw:text-style-name="P6" draw:layer="layout" svg:x1="1.317cm" svg:y1="0.012cm" svg:x2="1.317cm" svg:y2="23.225cm">
          <text:p/>
        </draw:line>
        <draw:line draw:style-name="gr107" draw:text-style-name="P6" draw:layer="layout" svg:x1="15.04cm" svg:y1="0.03cm" svg:x2="15.087cm" svg:y2="21.32cm">
          <text:p/>
        </draw:line>
        <draw:g draw:style-name="gr1" xml:id="id17" draw:id="id17">
          <draw:g draw:style-name="gr1">
            <draw:frame draw:style-name="gr92" draw:text-style-name="P1" draw:layer="layout" svg:width="4.464cm" svg:height="0.683cm" svg:x="7.467cm" svg:y="20.357cm">
              <draw:text-box>
                <text:p><text:span text:style-name="T1">id_analyse_vitamine_d</text:span></text:p>
              </draw:text-box>
            </draw:frame>
            <draw:frame draw:style-name="gr109" draw:text-style-name="P2" draw:layer="layout" svg:width="3.685cm" svg:height="0.683cm" svg:x="7.467cm" svg:y="20.941cm">
              <draw:text-box>
                <text:p><text:span text:style-name="T2">vitamine_d</text:span></text:p>
              </draw:text-box>
            </draw:frame>
            <draw:frame draw:style-name="gr110" draw:text-style-name="P2" draw:layer="layout" svg:width="4.248cm" svg:height="0.683cm" svg:x="7.467cm" svg:y="21.526cm">
              <draw:text-box>
                <text:p><text:span text:style-name="T2">vitamine_d_unit</text:span></text:p>
              </draw:text-box>
            </draw:frame>
            <draw:frame draw:style-name="gr136" draw:text-style-name="P2" draw:layer="layout" svg:width="4.875cm" svg:height="0.683cm" svg:x="7.467cm" svg:y="22.11cm">
              <draw:text-box>
                <text:p><text:span text:style-name="T2">interpretation_vitamine_d</text:span></text:p>
              </draw:text-box>
            </draw:frame>
            <draw:frame draw:style-name="gr137" draw:text-style-name="P2" draw:layer="layout" svg:width="4.853cm" svg:height="0.683cm" svg:x="7.467cm" svg:y="22.711cm">
              <draw:text-box>
                <text:p><text:span text:style-name="T2">commentaire_vitamine_d</text:span></text:p>
              </draw:text-box>
            </draw:frame>
            <draw:frame draw:style-name="gr153" draw:text-style-name="P2" draw:layer="layout" svg:width="5.2cm" svg:height="0.683cm" svg:x="7.468cm" svg:y="23.312cm">
              <draw:text-box>
                <text:p><text:span text:style-name="T2">statut_analyse_vitamine_d</text:span></text:p>
              </draw:text-box>
            </draw:frame>
            <draw:g draw:style-name="gr1">
              <draw:custom-shape draw:style-name="gr154" draw:text-style-name="P6" draw:layer="layout" svg:width="5.315cm" svg:height="7.597cm" svg:x="7.472cm" svg:y="19.7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4" draw:text-style-name="P6" draw:layer="layout" svg:x1="7.472cm" svg:y1="20.45cm" svg:x2="12.787cm" svg:y2="20.45cm">
                <text:p/>
              </draw:line>
            </draw:g>
            <draw:frame draw:style-name="gr140" draw:text-style-name="P15" draw:layer="layout" svg:width="4.464cm" svg:height="0.683cm" svg:x="7.907cm" svg:y="19.758cm">
              <draw:text-box>
                <text:p text:style-name="P4"><text:span text:style-name="T4">analyse_vitamine_d</text:span></text:p>
              </draw:text-box>
            </draw:frame>
            <draw:frame draw:style-name="gr153" draw:text-style-name="P2" draw:layer="layout" svg:width="5.2cm" svg:height="0.683cm" svg:x="7.468cm" svg:y="23.913cm">
              <draw:text-box>
                <text:p text:style-name="P3"><text:span text:style-name="T2">date_analyse_vitamine_d</text:span></text:p>
              </draw:text-box>
            </draw:frame>
          </draw:g>
          <draw:g draw:style-name="gr17">
            <draw:frame draw:style-name="gr155" draw:text-style-name="P2" draw:layer="layout" svg:width="5.352cm" svg:height="0.683cm" svg:x="7.468cm" svg:y="26.038cm">
              <draw:text-box>
                <text:p><text:span text:style-name="T2">id_chef_technicien <text:s text:c="12"/></text:span><text:span text:style-name="T9">#</text:span></text:p>
              </draw:text-box>
            </draw:frame>
            <draw:frame draw:style-name="gr156" draw:text-style-name="P2" draw:layer="layout" svg:width="5.373cm" svg:height="0.683cm" svg:x="7.468cm" svg:y="25.539cm">
              <draw:text-box>
                <text:p><text:span text:style-name="T2">id_technicien <text:s text:c="21"/></text:span><text:span text:style-name="T9">#</text:span></text:p>
              </draw:text-box>
            </draw:frame>
            <draw:frame draw:style-name="gr157" draw:text-style-name="P2" draw:layer="layout" svg:width="5.395cm" svg:height="0.683cm" svg:x="7.468cm" svg:y="25.039cm">
              <draw:text-box>
                <text:p><text:span text:style-name="T2">id_examen</text:span><text:span text:style-name="T2"><text:tab/></text:span><text:span text:style-name="T2"> </text:span><text:span text:style-name="T2"><text:tab/></text:span><text:span text:style-name="T2"> <text:s text:c="7"/></text:span><text:span text:style-name="T9">#</text:span></text:p>
              </draw:text-box>
            </draw:frame>
            <draw:frame draw:style-name="gr158" draw:text-style-name="P2" draw:layer="layout" svg:width="5.33cm" svg:height="0.683cm" svg:x="7.469cm" svg:y="26.54cm">
              <draw:text-box>
                <text:p><text:span text:style-name="T2">id_medecin_biologiste <text:s text:c="6"/></text:span><text:span text:style-name="T9">#</text:span></text:p>
              </draw:text-box>
            </draw:frame>
            <draw:frame draw:style-name="gr159" draw:text-style-name="P2" draw:layer="layout" svg:width="5.396cm" svg:height="0.683cm" svg:x="7.467cm" svg:y="24.538cm">
              <draw:text-box>
                <text:p text:style-name="P3"><text:span text:style-name="T5">id_prelevement <text:s text:c="17"/></text:span><text:span text:style-name="T8">#</text:span></text:p>
              </draw:text-box>
            </draw:frame>
          </draw:g>
        </draw:g>
        <draw:g draw:style-name="gr1" xml:id="id16" draw:id="id16">
          <draw:g draw:style-name="gr1">
            <draw:frame draw:style-name="gr129" draw:text-style-name="P1" draw:layer="layout" svg:width="4.811cm" svg:height="0.683cm" svg:x="1.554cm" svg:y="15.351cm">
              <draw:text-box>
                <text:p><text:span text:style-name="T1">id_analyse_hemoglobine</text:span></text:p>
              </draw:text-box>
            </draw:frame>
            <draw:frame draw:style-name="gr109" draw:text-style-name="P2" draw:layer="layout" svg:width="3.685cm" svg:height="0.683cm" svg:x="1.554cm" svg:y="15.935cm">
              <draw:text-box>
                <text:p><text:span text:style-name="T2">hemoglobine</text:span></text:p>
              </draw:text-box>
            </draw:frame>
            <draw:frame draw:style-name="gr110" draw:text-style-name="P2" draw:layer="layout" svg:width="4.248cm" svg:height="0.683cm" svg:x="1.554cm" svg:y="16.52cm">
              <draw:text-box>
                <text:p><text:span text:style-name="T2">hemoglobine_unit</text:span></text:p>
              </draw:text-box>
            </draw:frame>
            <draw:frame draw:style-name="gr65" draw:text-style-name="P2" draw:layer="layout" svg:width="5.222cm" svg:height="0.683cm" svg:x="1.554cm" svg:y="17.104cm">
              <draw:text-box>
                <text:p><text:span text:style-name="T2">interpretation_hemoglobine</text:span></text:p>
              </draw:text-box>
            </draw:frame>
            <draw:frame draw:style-name="gr153" draw:text-style-name="P2" draw:layer="layout" svg:width="5.2cm" svg:height="0.683cm" svg:x="1.554cm" svg:y="17.705cm">
              <draw:text-box>
                <text:p><text:span text:style-name="T2">commentaire_hemoglobine</text:span></text:p>
              </draw:text-box>
            </draw:frame>
            <draw:frame draw:style-name="gr160" draw:text-style-name="P2" draw:layer="layout" svg:width="5.46cm" svg:height="0.683cm" svg:x="1.554cm" svg:y="18.306cm">
              <draw:text-box>
                <text:p><text:span text:style-name="T2">statut_analyse_hemoglobine</text:span></text:p>
              </draw:text-box>
            </draw:frame>
            <draw:g draw:style-name="gr1">
              <draw:custom-shape draw:style-name="gr161" draw:text-style-name="P6" draw:layer="layout" svg:width="5.315cm" svg:height="7.602cm" svg:x="1.641cm" svg:y="14.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4" draw:text-style-name="P6" draw:layer="layout" svg:x1="1.641cm" svg:y1="15.359cm" svg:x2="6.956cm" svg:y2="15.359cm">
                <text:p/>
              </draw:line>
            </draw:g>
            <draw:frame draw:style-name="gr162" draw:text-style-name="P15" draw:layer="layout" svg:width="4.811cm" svg:height="0.683cm" svg:x="1.916cm" svg:y="14.652cm">
              <draw:text-box>
                <text:p text:style-name="P4"><text:span text:style-name="T4">analyse_hemoglobine</text:span></text:p>
              </draw:text-box>
            </draw:frame>
            <draw:frame draw:style-name="gr160" draw:text-style-name="P2" draw:layer="layout" svg:width="5.46cm" svg:height="0.683cm" svg:x="1.554cm" svg:y="18.907cm">
              <draw:text-box>
                <text:p text:style-name="P3"><text:span text:style-name="T2">date_analyse_hemoglobine</text:span></text:p>
              </draw:text-box>
            </draw:frame>
          </draw:g>
          <draw:g draw:style-name="gr17">
            <draw:frame draw:style-name="gr155" draw:text-style-name="P2" draw:layer="layout" svg:width="5.352cm" svg:height="0.683cm" svg:x="1.637cm" svg:y="20.979cm">
              <draw:text-box>
                <text:p><text:span text:style-name="T2">id_chef_technicien <text:s text:c="12"/></text:span><text:span text:style-name="T9">#</text:span></text:p>
              </draw:text-box>
            </draw:frame>
            <draw:frame draw:style-name="gr156" draw:text-style-name="P2" draw:layer="layout" svg:width="5.373cm" svg:height="0.683cm" svg:x="1.637cm" svg:y="20.48cm">
              <draw:text-box>
                <text:p><text:span text:style-name="T2">id_technicien <text:s text:c="21"/></text:span><text:span text:style-name="T9">#</text:span></text:p>
              </draw:text-box>
            </draw:frame>
            <draw:frame draw:style-name="gr157" draw:text-style-name="P2" draw:layer="layout" svg:width="5.395cm" svg:height="0.683cm" svg:x="1.637cm" svg:y="19.98cm">
              <draw:text-box>
                <text:p><text:span text:style-name="T2">id_examen</text:span><text:span text:style-name="T2"><text:tab/></text:span><text:span text:style-name="T2"> </text:span><text:span text:style-name="T2"><text:tab/></text:span><text:span text:style-name="T2"> <text:s text:c="7"/></text:span><text:span text:style-name="T9">#</text:span></text:p>
              </draw:text-box>
            </draw:frame>
            <draw:frame draw:style-name="gr163" draw:text-style-name="P2" draw:layer="layout" svg:width="5.287cm" svg:height="0.683cm" svg:x="1.638cm" svg:y="21.481cm">
              <draw:text-box>
                <text:p><text:span text:style-name="T2">id_medecin_biologiste <text:s text:c="5"/></text:span><text:span text:style-name="T9">#</text:span></text:p>
              </draw:text-box>
            </draw:frame>
            <draw:frame draw:style-name="gr159" draw:text-style-name="P2" draw:layer="layout" svg:width="5.396cm" svg:height="0.683cm" svg:x="1.636cm" svg:y="19.479cm">
              <draw:text-box>
                <text:p text:style-name="P3"><text:span text:style-name="T5">id_prelevement <text:s text:c="17"/></text:span><text:span text:style-name="T8">#</text:span></text:p>
              </draw:text-box>
            </draw:frame>
          </draw:g>
        </draw:g>
        <draw:line draw:style-name="gr107" draw:text-style-name="P6" draw:layer="layout" svg:x1="1.317cm" svg:y1="3.222cm" svg:x2="2.27cm" svg:y2="3.222cm">
          <text:p/>
        </draw:line>
        <draw:line draw:style-name="gr107" draw:text-style-name="P6" draw:layer="layout" svg:x1="7.667cm" svg:y1="12.112cm" svg:x2="1.317cm" svg:y2="12.112cm">
          <text:p/>
        </draw:line>
        <draw:line draw:style-name="gr107" draw:text-style-name="P6" draw:layer="layout" svg:x1="1.635cm" svg:y1="18.145cm" svg:x2="1.317cm" svg:y2="18.145cm">
          <text:p/>
        </draw:line>
        <draw:line draw:style-name="gr107" draw:text-style-name="P6" draw:layer="layout" svg:x1="1.317cm" svg:y1="23.225cm" svg:x2="7.472cm" svg:y2="23.225cm">
          <text:p/>
        </draw:line>
        <draw:line draw:style-name="gr107" draw:text-style-name="P6" draw:layer="layout" svg:x1="15.087cm" svg:y1="21.32cm" svg:x2="12.787cm" svg:y2="21.32cm">
          <text:p/>
        </draw:line>
        <draw:line draw:style-name="gr107" draw:text-style-name="P6" draw:layer="layout" svg:x1="7.48cm" svg:y1="1.635cm" svg:x2="15.04cm" svg:y2="1.635cm">
          <text:p/>
        </draw:line>
        <draw:line draw:style-name="gr107" draw:text-style-name="P6" draw:layer="layout" svg:x1="12.205cm" svg:y1="11.477cm" svg:x2="15.056cm" svg:y2="11.477cm">
          <text:p/>
        </draw:line>
        <draw:line draw:style-name="gr107" draw:text-style-name="P6" draw:layer="layout" svg:x1="6.956cm" svg:y1="17.192cm" svg:x2="15.087cm" svg:y2="17.192cm">
          <text:p/>
        </draw:line>
        <draw:connector draw:style-name="gr164" draw:text-style-name="P6" draw:layer="layout" svg:x1="7.48cm" svg:y1="5.445cm" svg:x2="15.6cm" svg:y2="4.968cm" draw:start-shape="id13" draw:start-glue-point="1" draw:end-shape="id14" draw:end-glue-point="3" svg:d="M7480 5445h4062v-477h4058" svg:viewBox="0 0 8121 478">
          <text:p/>
        </draw:connector>
        <draw:connector draw:style-name="gr165" draw:text-style-name="P6" draw:layer="layout" draw:line-skew="0.407cm" svg:x1="12.215cm" svg:y1="13.041cm" svg:x2="15.6cm" svg:y2="4.968cm" draw:start-shape="id15" draw:start-glue-point="1" draw:end-shape="id14" draw:end-glue-point="3" svg:d="M12215 13041h2101v-8073h1284" svg:viewBox="0 0 3386 8074">
          <text:p/>
        </draw:connector>
        <draw:connector draw:style-name="gr166" draw:text-style-name="P6" draw:layer="layout" draw:line-skew="3.026cm" svg:x1="7.032cm" svg:y1="18.462cm" svg:x2="15.6cm" svg:y2="4.968cm" draw:start-shape="id16" draw:start-glue-point="1" draw:end-shape="id14" draw:end-glue-point="3" svg:d="M7032 18462h7303v-13494h1265" svg:viewBox="0 0 8569 13495">
          <text:p/>
        </draw:connector>
        <draw:connector draw:style-name="gr167" draw:text-style-name="P6" draw:layer="layout" draw:line-skew="0.11cm" svg:x1="12.863cm" svg:y1="23.553cm" svg:x2="15.6cm" svg:y2="4.968cm" draw:start-shape="id17" draw:start-glue-point="1" draw:end-shape="id14" draw:end-glue-point="3" svg:d="M12863 23553h1472v-18585h1265" svg:viewBox="0 0 2738 18586">
          <text:p/>
        </draw:connector>
        <draw:connector draw:style-name="gr168" draw:text-style-name="P6" draw:layer="layout" draw:line-skew="1.49cm" svg:x1="7.48cm" svg:y1="5.445cm" svg:x2="15.682cm" svg:y2="13.858cm" draw:start-shape="id13" draw:start-glue-point="1" draw:end-shape="id18" draw:end-glue-point="3" svg:d="M7480 5445h5594v8413h2608" svg:viewBox="0 0 8203 8414">
          <text:p/>
        </draw:connector>
        <draw:connector draw:style-name="gr169" draw:text-style-name="P6" draw:layer="layout" draw:line-skew="-0.269cm" svg:x1="12.215cm" svg:y1="13.041cm" svg:x2="15.682cm" svg:y2="13.858cm" draw:start-shape="id15" draw:start-glue-point="1" draw:end-shape="id18" draw:end-glue-point="3" svg:d="M12215 13041h1467v817h2000" svg:viewBox="0 0 3468 818">
          <text:p/>
        </draw:connector>
        <draw:connector draw:style-name="gr170" draw:text-style-name="P6" draw:layer="layout" draw:line-skew="2.349cm" svg:x1="7.032cm" svg:y1="18.462cm" svg:x2="15.682cm" svg:y2="13.858cm" draw:start-shape="id16" draw:start-glue-point="1" draw:end-shape="id18" draw:end-glue-point="3" svg:d="M7032 18462h6668v-4604h1982" svg:viewBox="0 0 8651 4605">
          <text:p/>
        </draw:connector>
        <draw:connector draw:style-name="gr171" draw:text-style-name="P6" draw:layer="layout" draw:line-skew="0.069cm" svg:x1="12.863cm" svg:y1="23.553cm" svg:x2="15.682cm" svg:y2="13.858cm" draw:start-shape="id17" draw:start-glue-point="1" draw:end-shape="id18" draw:end-glue-point="3" svg:d="M12863 23553h1472v-9695h1347" svg:viewBox="0 0 2820 9696">
          <text:p/>
        </draw:connector>
        <draw:connector draw:style-name="gr172" draw:text-style-name="P6" draw:layer="layout" draw:line-skew="1.634cm" svg:x1="7.48cm" svg:y1="5.445cm" svg:x2="15.382cm" svg:y2="23.248cm" draw:start-shape="id13" draw:start-glue-point="1" draw:end-shape="id19" svg:d="M7480 5445h5594v17803h2308" svg:viewBox="0 0 7903 17804">
          <text:p/>
        </draw:connector>
        <draw:connector draw:style-name="gr173" draw:text-style-name="P6" draw:layer="layout" draw:line-skew="-0.761cm" svg:x1="12.215cm" svg:y1="13.041cm" svg:x2="15.382cm" svg:y2="23.248cm" draw:start-shape="id15" draw:start-glue-point="1" draw:end-shape="id19" draw:end-glue-point="3" svg:d="M12215 13041h831v10207h2336" svg:viewBox="0 0 3168 10208">
          <text:p/>
        </draw:connector>
        <draw:connector draw:style-name="gr174" draw:text-style-name="P6" draw:layer="layout" draw:line-skew="-1.058cm" svg:x1="12.863cm" svg:y1="23.553cm" svg:x2="15.382cm" svg:y2="23.248cm" draw:start-shape="id17" draw:start-glue-point="1" draw:end-shape="id19" draw:end-glue-point="3" svg:d="M12863 23553h202v-305h2317" svg:viewBox="0 0 2520 306">
          <text:p/>
        </draw:connector>
        <draw:connector draw:style-name="gr175" draw:text-style-name="P6" draw:layer="layout" draw:line-skew="1.858cm" svg:x1="7.032cm" svg:y1="18.462cm" svg:x2="15.382cm" svg:y2="23.248cm" draw:start-shape="id16" draw:start-glue-point="1" draw:end-shape="id19" draw:end-glue-point="3" svg:d="M7032 18462h6033v4786h2317" svg:viewBox="0 0 8351 4787">
          <text:p/>
        </draw:connector>
        <draw:g draw:style-name="gr17">
          <draw:frame draw:style-name="gr176" draw:text-style-name="P2" draw:layer="layout" svg:width="5.221cm" svg:height="0.683cm" svg:x="2.27cm" svg:y="7.685cm">
            <draw:text-box>
              <text:p text:style-name="P3"><text:span text:style-name="T5">id_prelevement <text:s text:c="16"/></text:span><text:span text:style-name="T8">#</text:span></text:p>
            </draw:text-box>
          </draw:frame>
          <draw:frame draw:style-name="gr119" draw:text-style-name="P2" draw:layer="layout" svg:width="5.178cm" svg:height="0.683cm" svg:x="2.271cm" svg:y="8.186cm">
            <draw:text-box>
              <text:p><text:span text:style-name="T2">id_examen</text:span><text:span text:style-name="T2"><text:tab/></text:span><text:span text:style-name="T2"><text:tab/></text:span><text:span text:style-name="T2"> <text:s text:c="5"/></text:span><text:span text:style-name="T9">#</text:span></text:p>
            </draw:text-box>
          </draw:frame>
          <draw:frame draw:style-name="gr61" draw:text-style-name="P2" draw:layer="layout" svg:width="5.157cm" svg:height="0.683cm" svg:x="2.271cm" svg:y="8.686cm">
            <draw:text-box>
              <text:p><text:span text:style-name="T2">id_technicien <text:s text:c="19"/></text:span><text:span text:style-name="T9">#</text:span></text:p>
            </draw:text-box>
          </draw:frame>
          <draw:frame draw:style-name="gr177" draw:text-style-name="P2" draw:layer="layout" svg:width="5.135cm" svg:height="0.683cm" svg:x="2.271cm" svg:y="9.186cm">
            <draw:text-box>
              <text:p><text:span text:style-name="T2">id_chef_technicien <text:s text:c="10"/></text:span><text:span text:style-name="T9">#</text:span></text:p>
            </draw:text-box>
          </draw:frame>
          <draw:frame draw:style-name="gr119" draw:text-style-name="P2" draw:layer="layout" svg:width="5.178cm" svg:height="0.683cm" svg:x="2.272cm" svg:y="9.687cm">
            <draw:text-box>
              <text:p><text:span text:style-name="T2">id_medecin_biologiste <text:s text:c="4"/></text:span><text:span text:style-name="T9">#</text:span></text:p>
            </draw:text-box>
          </draw:frame>
        </draw:g>
      </draw:page>
      <draw:page draw:name="page3" draw:style-name="dp1" draw:master-page-name="Default">
        <draw:g draw:style-name="gr1">
          <draw:frame draw:style-name="gr19" draw:text-style-name="P10" draw:layer="layout" svg:width="3.31cm" svg:height="0.683cm" svg:x="1.469cm" svg:y="2.588cm">
            <draw:text-box>
              <text:p text:style-name="P19"><text:span text:style-name="T6">id_compte</text:span></text:p>
            </draw:text-box>
          </draw:frame>
          <draw:frame draw:style-name="gr178" draw:text-style-name="P8" draw:layer="layout" svg:width="4.445cm" svg:height="1.115cm" svg:x="1.469cm" svg:y="3.214cm">
            <draw:text-box>
              <text:p text:style-name="P3"><text:span text:style-name="T5">email_compte</text:span></text:p>
            </draw:text-box>
          </draw:frame>
          <draw:frame draw:style-name="gr179" draw:text-style-name="P20" draw:layer="layout" svg:width="5.081cm" svg:height="1.115cm" svg:x="1.469cm" svg:y="3.857cm">
            <draw:text-box>
              <text:p text:style-name="P3"><text:span text:style-name="T5">mot_de_passe_compte</text:span></text:p>
            </draw:text-box>
          </draw:frame>
          <draw:g draw:style-name="gr1">
            <draw:custom-shape draw:style-name="gr180" draw:text-style-name="P6" draw:layer="layout" svg:width="4.431cm" svg:height="4.797cm" svg:x="1.484cm" svg:y="1.9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6" draw:layer="layout" svg:x1="1.484cm" svg:y1="2.626cm" svg:x2="5.915cm" svg:y2="2.605cm">
              <text:p/>
            </draw:line>
          </draw:g>
          <draw:frame draw:style-name="gr25" draw:text-style-name="P13" draw:layer="layout" svg:width="3.31cm" svg:height="0.683cm" svg:x="1.969cm" svg:y="1.989cm">
            <draw:text-box>
              <text:p text:style-name="P12"><text:span text:style-name="T7">compte</text:span></text:p>
            </draw:text-box>
          </draw:frame>
          <draw:frame draw:style-name="gr23" draw:text-style-name="P11" draw:layer="layout" svg:width="4.445cm" svg:height="0.688cm" svg:x="1.47cm" svg:y="4.457cm">
            <draw:text-box>
              <text:p text:style-name="P3"><text:span text:style-name="T5">privilege_compte</text:span></text:p>
            </draw:text-box>
          </draw:frame>
          <draw:frame draw:style-name="gr23" draw:text-style-name="P11" draw:layer="layout" svg:width="4.445cm" svg:height="0.688cm" svg:x="1.471cm" svg:y="5.057cm">
            <draw:text-box>
              <text:p text:style-name="P3"><text:span text:style-name="T5">statut_compte</text:span></text:p>
            </draw:text-box>
          </draw:frame>
          <draw:frame draw:style-name="gr23" draw:text-style-name="P11" draw:layer="layout" svg:width="4.445cm" svg:height="0.688cm" svg:x="1.471cm" svg:y="5.657cm">
            <draw:text-box>
              <text:p text:style-name="P3"><text:span text:style-name="T5">date_creation_compte</text:span></text:p>
            </draw:text-box>
          </draw:frame>
          <draw:custom-shape draw:name="Note-Gold" draw:style-name="gr181" draw:text-style-name="P22" draw:layer="layout" svg:width="6.452cm" svg:height="4.745cm" svg:x="6.715cm" svg:y="1.952cm">
            <text:p text:style-name="P21"><text:span text:style-name="T14">La table compte a une CIR avec les tables suivantes :</text:span></text:p>
            <text:p text:style-name="P21"><text:span text:style-name="T14">patient, secretaire, infirmier, medecin_biologiste, technicien, chef technicien.</text:span></text:p>
            <draw:enhanced-geometry svg:viewBox="0 0 21600 21600" draw:mirror-horizontal="false" draw:mirror-vertical="false" draw:glue-points="10800 0 0 10800 10800 21600 21600 10800" draw:text-areas="0 0 21600 ?f11" draw:type="paper" draw:modifiers="17965.2115961346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name="Note-Gold 1" draw:style-name="gr182" draw:text-style-name="P22" draw:layer="layout" svg:width="6.452cm" svg:height="1.887cm" svg:x="13.915cm" svg:y="1.97cm">
            <text:p text:style-name="P21"><text:span text:style-name="T14">Certains noms ont été abrégés par manque d’espace, par exemple : biologiste → bio.</text:span></text:p>
            <draw:enhanced-geometry svg:viewBox="0 0 21600 21600" draw:mirror-horizontal="false" draw:mirror-vertical="false" draw:glue-points="10800 0 0 10800 10800 21600 21600 10800" draw:text-areas="0 0 21600 ?f11" draw:type="paper" draw:modifiers="17965.2115961346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3" draw:display-name="Arrowheads 3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23:32:57.959030969</meta:creation-date>
    <meta:editing-duration>PT4H45M59S</meta:editing-duration>
    <meta:editing-cycles>95</meta:editing-cycles>
    <meta:generator>LibreOffice/24.8.6.2$Linux_X86_64 LibreOffice_project/480$Build-2</meta:generator>
    <dc:date>2025-04-05T15:13:26.993662343</dc:date>
    <meta:print-date>2025-03-14T23:17:17.405863234</meta:print-date>
    <meta:printed-by>PDF files</meta:printed-by>
    <meta:document-statistic meta:object-count="340"/>
  </office:meta>
</office:document-meta>
</file>